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cerpt from:</text:p>
      <text:p text:style-name="Standard">The White Book of Sarnen. Wording and</text:p>
      <text:p text:style-name="Standard">translation of the chronicle text by Bruno Meyer.</text:p>
      <text:p text:style-name="Standard">Published by the government council of the canton</text:p>
      <text:p text:style-name="Standard">of Obwalden. Sarnen</text:p>
      <text:p text:style-name="Standard">1984 pp. 30-83</text:p>
      <text:p text:style-name="Standard">State archive of the canton of Obwalden</text:p>
      <text:p text:style-name="Standard">http://www.staatsarchiv.ow.ch</text:p>
      <text:p text:style-name="Standard">Machine Translated by Google</text:p>
      <text:p text:style-name="Standard">translation</text:p>
      <text:p text:style-name="Standard">Text of the White Book</text:p>
      <text:p text:style-name="Standard">30</text:p>
      <text:p text:style-name="Standard">31</text:p>
      <text:p text:style-name="Standard">'</text:p>
      <text:p text:style-name="Standard">The three countries had good peace for many years until</text:p>
      <text:p text:style-name="Standard">the Counts of Habsburg came near them. They often married</text:p>
      <text:p text:style-name="Standard">daughters and sons to the Counts of Tyrol. After a long</text:p>
      <text:p text:style-name="Standard">time, Count Rudolf von Habsburg was elected Roman King.</text:p>
      <text:p text:style-name="Standard">This became so powerful that he attracted the entire</text:p>
      <text:p text:style-name="Standard">country around him, namely the Thurgau, the Zurichgau and</text:p>
      <text:p text:style-name="Standard">the Aargau and what was in them, as well as the</text:p>
      <text:p text:style-name="Standard">surrounding countries with the help of the friends of Tyrol.</text:p>
      <text:p text:style-name="Standard">That's why he also helped the Counts of Tyrol to become</text:p>
      <text:p text:style-name="Standard">dukes in Austria</text:p>
      <text:p text:style-name="Standard">For the first time, Vre is the first country that has</text:p>
      <text:p text:style-name="Standard">received from a Rv on;schen Rych, which is in treat, da</text:p>
      <text:p text:style-name="Standard">became.</text:p>
      <text:p text:style-name="Standard">Item of the beginning of the dryer lem Vre, Switz vnd</text:p>
      <text:p text:style-name="Standard">ze rods and there ze wanen. According to that, Romans are like that</text:p>
      <text:p text:style-name="Standard">V ndrwalden, how you really came.</text:p>
      <text:p text:style-name="Standard">kom~n gan Vn~erwalden, the junk has Rych oüch there gone</text:p>
      <text:p text:style-name="Standard">ze red and there ze wanen, they are sy ge fryet and</text:p>
      <text:p text:style-name="Standard">gifted. After that came IM gan Swytz, ?as dera</text:p>
      <text:p text:style-name="Standard">there was something at home, who received from the junk</text:p>
      <text:p text:style-name="Standard">~ych the fryheit, and would be gifted because ze stayed, ze</text:p>
      <text:p text:style-name="Standard">red and there ze wanen. . ~nd si_nd ~the</text:p>
      <text:p text:style-name="Standard">above-mentioned GDR lenders so long zyt and vil Jaren sat</text:p>
      <text:p text:style-name="Standard">rn good Ruwen vntz that the counts of Habksburg would</text:p>
      <text:p text:style-name="Standard">come into the Noche this lender. The same counts gave the</text:p>
      <text:p text:style-name="Standard">gifts in which a number of cytes to the counts of Tyrol</text:p>
      <text:p text:style-name="Standard">to their daughters and their children for the sacrament of</text:p>
      <text:p text:style-name="Standard">the Holy See and made great profits for z:semme~. Dü</text:p>
      <text:p text:style-name="Standard">nü ?as vil jaren vnd langi zyt weret, you were count Rudolf von</text:p>
      <text:p text:style-name="Standard">Habksbürg set to a junk KÜng . The same king Rudolf</text:p>
      <text:p text:style-name="Standard">became so powerful that he took all the land vmb in himself,</text:p>
      <text:p text:style-name="Standard">with ?amen the Turgow, the Zurichgow and Ergow and</text:p>
      <text:p text:style-name="Standard">what rn the land what with the help of his fronds from Tyrol,</text:p>
      <text:p text:style-name="Standard">and what there vmb what, and dare vmb so he helped you</text:p>
      <text:p text:style-name="Standard">the counts of Tyrol, which would sy duke ze Osterrich in the</text:p>
      <text:p text:style-name="Standard"><text:soft-page-break/>land.</text:p>
      <text:p text:style-name="Standard">This is the beginning of the three states of Uri , Schwyz</text:p>
      <text:p text:style-name="Standard">and Unterwalden. Uri was the first country to be given the</text:p>
      <text:p text:style-name="Standard">freedom to clear and live there from the Roman Empire.</text:p>
      <text:p text:style-name="Standard">Afterwards, Romans came to Unterwalden, who also received</text:p>
      <text:p text:style-name="Standard">the freedom from the Roman Empire to clear and live there.</text:p>
      <text:p text:style-name="Standard">Later, people from Sweden came to Schwyz because</text:p>
      <text:p text:style-name="Standard">there were too many people in their homeland. The Roman</text:p>
      <text:p text:style-name="Standard">Empire gave them the freedom to stay, clear and live1 .</text:p>
      <text:p text:style-name="Standard">from Sweden</text:p>
      <text:p text:style-name="Standard">Machine Translated by Google</text:p>
      <text:p text:style-name="Standard">0</text:p>
      <text:p text:style-name="Standard">0</text:p>
      <text:p text:style-name="Standard">33</text:p>
      <text:p text:style-name="Standard">0</text:p>
      <text:p text:style-name="Standard">'</text:p>
      <text:p text:style-name="Standard">32</text:p>
      <text:p text:style-name="Standard">'</text:p>
      <text:p text:style-name="Standard">'</text:p>
      <text:p text:style-name="Standard">'</text:p>
      <text:p text:style-name="Standard">For him to save with sinen wysen and shit in the loins and</text:p>
      <text:p text:style-name="Standard">let talk to the inside and gave a good word inside and</text:p>
      <text:p text:style-name="Standard">asked sy that sy were always changed to the Rychs , so</text:p>
      <text:p text:style-name="Standard">he wanted to have a modest stÜr inside , the Rych ze Give</text:p>
      <text:p text:style-name="Standard">and no one else, and you want to protect yourself at the</text:p>
      <text:p text:style-name="Standard">hand of the rich as the rich getn '. Iwen and sy faithful with</text:p>
      <text:p text:style-name="Standard">pious IÜten voted to the hand of the rich and not forsaken</text:p>
      <text:p text:style-name="Standard">by the rich and daby so he wants sy b~ all their rights ,</text:p>
      <text:p text:style-name="Standard">graces, mercies and old inconveniences remain and</text:p>
      <text:p text:style-name="Standard">don't complain otherwise.</text:p>
      <text:p text:style-name="Standard">ten.</text:p>
      <text:p text:style-name="Standard">The money always went into etc. The inventory m1 by</text:p>
      <text:p text:style-name="Standard">sim lived and kept what he had promised inside and was</text:p>
      <text:p text:style-name="Standard">happy inside . You, the same king Rudolf, went away ,</text:p>
      <text:p text:style-name="Standard">you became the shepherds he gave to the people,</text:p>
      <text:p text:style-name="Standard">haughty and strict , and did the people miserable and the</text:p>
      <text:p text:style-name="Standard">narrower, the stricter they became and made the</text:p>
      <text:p text:style-name="Standard">countries me the sy should and thought sy must do sy rule</text:p>
      <text:p text:style-name="Standard">that the lenders don't want to endure , etc.</text:p>
      <text:p text:style-name="Standard">And when the same cool Rudolf said something , you _</text:p>
      <text:p text:style-name="Standard">That existed for a long time from the king's sick vs.</text:p>
      <text:p text:style-name="Standard">worked , you worked for the counts of the family and the</text:p>
      <text:p text:style-name="Standard">children of Tyrol and those who were darkomen of the</text:p>
      <text:p text:style-name="Standard">sick Habksburg here were sick on land and on IÜten : the</text:p>
      <text:p text:style-name="Standard">Turgow v~d the Zurichgow and The Ergaw and other</text:p>
      <text:p text:style-name="Standard">countries closed IÜt and well, that the Habksburg spirit was.</text:p>
      <text:p text:style-name="Standard">In the cells were noble in the Turgow and in the</text:p>
      <text:p text:style-name="Standard">As long as he lived he did what he had promised</text:p>
      <text:p text:style-name="Standard">them, but after his death the stewards became haughty</text:p>
      <text:p text:style-name="Standard"><text:soft-page-break/>and severe, constantly demanding more of the lands than</text:p>
      <text:p text:style-name="Standard">they could afford or owe</text:p>
      <text:p text:style-name="Standard">When Rudolf was king for a few years , he came with his</text:p>
      <text:p text:style-name="Standard">councilors, negotiated with the countries and asked them</text:p>
      <text:p text:style-name="Standard">to be subject to him on the outskirts of the empire. They</text:p>
      <text:p text:style-name="Standard">would only have to give him and no one else a modest</text:p>
      <text:p text:style-name="Standard">tax , for which he wanted to protect them as loyalists of</text:p>
      <text:p text:style-name="Standard">the empire . He would give them good bailiffs and leave</text:p>
      <text:p text:style-name="Standard">them with all their rights and freedoms .</text:p>
      <text:p text:style-name="Standard">When the king's family died out3, the inheritance of</text:p>
      <text:p text:style-name="Standard">land, people and castles, namely the Thurgau, the</text:p>
      <text:p text:style-name="Standard">Zurichgau, the Aargau, fell to the wives of the Counts of</text:p>
      <text:p text:style-name="Standard">Tyrol, who were Habsburgs, and their children. At that time,</text:p>
      <text:p text:style-name="Standard">aristocrats lived in Thurgau and Aargau who would have</text:p>
      <text:p text:style-name="Standard">liked to be great lords . They wanted the heirs to give</text:p>
      <text:p text:style-name="Standard">them the Vogtei der Länder</text:p>
      <text:p text:style-name="Standard">In addition, the gentlemen who would also like to be taller were sent</text:p>
      <text:p text:style-name="Standard">to the gates and were assigned to the heirs and the vogtyen and that</text:p>
      <text:p text:style-name="Standard">This was followed by the countries2 •</text:p>
      <text:p text:style-name="Standard">Machine Translated by Google</text:p>
      <text:p text:style-name="Standard">If anyone spoke out against it, they arrested him, fined him,</text:p>
      <text:p text:style-name="Standard">and took his belongings.</text:p>
      <text:p text:style-name="Standard">When a farmer in Melchi5 had a good train of oxen, he</text:p>
      <text:p text:style-name="Standard">sent a farmhand to confiscate the oxen and bring them to</text:p>
      <text:p text:style-name="Standard">him. He should say the peasants could pull the plow</text:p>
      <text:p text:style-name="Standard">themselves. The servant fulfilled the order; wanted to take</text:p>
      <text:p text:style-name="Standard">the oxen and drive them for seeds. But the farmer's</text:p>
      <text:p text:style-name="Standard">son wanted him the animals</text:p>
      <text:p text:style-name="Standard">give and they promised to be faithful bailiffs. A Gessler</text:p>
      <text:p text:style-name="Standard">became a bailiff in Uri and Schwyz and a Landenberg in</text:p>
      <text:p text:style-name="Standard">Unterwalden4 • They were supposed to be loyal imperial</text:p>
      <text:p text:style-name="Standard">bailiffs, but they weren't and they increasingly harassed</text:p>
      <text:p text:style-name="Standard">the states. If the earlier bailiffs had been arrogant , these</text:p>
      <text:p text:style-name="Standard">behaved even more arrogantly. They taxed one here</text:p>
      <text:p text:style-name="Standard">and another there, played with great wantonness and</text:p>
      <text:p text:style-name="Standard">thought day and night how they could bring the countries</text:p>
      <text:p text:style-name="Standard">away from the Reich into their own power. They built</text:p>
      <text:p text:style-name="Standard">castles in order to be able to rule the countries from them</text:p>
      <text:p text:style-name="Standard">as their own people. So they forced the people, they did</text:p>
      <text:p text:style-name="Standard">them far too much pity, and where someone had a</text:p>
      <text:p text:style-name="Standard">beautiful wife or daughter, they took them and kept them</text:p>
      <text:p text:style-name="Standard">on their locks as long as they wanted.</text:p>
      <text:p text:style-name="Standard">man inside lÜwi the lenders to the bailiffs and gave good</text:p>
      <text:p text:style-name="Standard">word, sy [walten] des Rychs gotrÜw sin, and what a</text:p>
      <text:p text:style-name="Standard">Gesler that was, he was bailiff ze Vre and ze Switz and</text:p>
      <text:p text:style-name="Standard">one from Landenberg ze V nderwalden. The vogty was</text:p>
      <text:p text:style-name="Standard">now lost to them , that the lenders with trÜwen should be</text:p>
      <text:p text:style-name="Standard">vogten to hand to the rich. But they didn't do that, because</text:p>
      <text:p text:style-name="Standard">the longer they got , the stricter they got and if the rulers</text:p>
      <text:p text:style-name="Standard"><text:soft-page-break/>had acted in front of the arrogant governors, the nagging</text:p>
      <text:p text:style-name="Standard">ones were more arrogant and did the little great thing.</text:p>
      <text:p text:style-name="Standard">They valued one here, the others there and tribes with</text:p>
      <text:p text:style-name="Standard">great wantonness and otherwise, because they had plotted</text:p>
      <text:p text:style-name="Standard">and promised and went there day and night with vmb,</text:p>
      <text:p text:style-name="Standard">as they wanted to bring the lenders of the Rich into their power.</text:p>
      <text:p text:style-name="Standard">Now what vf semen one of Landenberg vogt to the</text:p>
      <text:p text:style-name="Standard">rich hand, who knew that there were one in Melchi, who</text:p>
      <text:p text:style-name="Standard">had a pretty train with oxen. Then for him to come and</text:p>
      <text:p text:style-name="Standard">a servant shoved there and told the oxen to bet and</text:p>
      <text:p text:style-name="Standard">always bring them, and the arm was said to be blessed,</text:p>
      <text:p text:style-name="Standard">pure the plow should be and he wanted to handle the oxen.</text:p>
      <text:p text:style-name="Standard">The servant of the tett that inn the lord has called</text:p>
      <text:p text:style-name="Standard">When the Reichsvogt Landenberg found out that</text:p>
      <text:p text:style-name="Standard">Sy Hessen ouch bÜrg vnd make houses, dar vs sy</text:p>
      <text:p text:style-name="Standard">floorboards who want to own lÜt etc vnd twungen so</text:p>
      <text:p text:style-name="Standard">fram Ilit vnd did inside vil ze sorrow etc. Vnd wa · one</text:p>
      <text:p text:style-name="Standard">has a pretty girl or pretty daughter who had names sy</text:p>
      <text:p text:style-name="Standard">imm vnd sy vf the houses that sy had made , as long</text:p>
      <text:p text:style-name="Standard">as inside what vnd [wa] represents to someone -&lt;rt save</text:p>
      <text:p text:style-name="Standard">the four sy and treasured inn and name as much as he</text:p>
      <text:p text:style-name="Standard">has.</text:p>
      <text:p text:style-name="Standard">34</text:p>
      <text:p text:style-name="Standard">35</text:p>
      <text:p text:style-name="Standard">Machine Translated by Google</text:p>
      <text:p text:style-name="Standard">vnd came vf Altsellen in ir hl'.is. The man was ze holtz.</text:p>
      <text:p text:style-name="Standard">Her twanged the frowen that you always have to</text:p>
      <text:p text:style-name="Standard">take a bath, and said you must always bathe with me .</text:p>
      <text:p text:style-name="Standard">The frow asked God to protect her from shame. The</text:p>
      <text:p text:style-name="Standard">gentleman went into the bath and told her to sit down .</text:p>
      <text:p text:style-name="Standard">Sy felt bad that the man didn't come. And God never</text:p>
      <text:p text:style-name="Standard">left the senses that touched me in notes, the one who</text:p>
      <text:p text:style-name="Standard">came in and asked her what ira presti. Sy said: the Lord</text:p>
      <text:p text:style-name="Standard">is here and has commanded me that I must always</text:p>
      <text:p text:style-name="Standard">take a bath, and is in the hall and wants me to go to</text:p>
      <text:p text:style-name="Standard">Giengi, and wants to live with me as he pleases; that want</text:p>
      <text:p text:style-name="Standard">not left , and when the servant took hold of the yoke,</text:p>
      <text:p text:style-name="Standard">he broke one of his fingers with his staff.</text:p>
      <text:p text:style-name="Standard">In the zyt was a biderman vf Altsellen, who has a</text:p>
      <text:p text:style-name="Standard">the one</text:p>
      <text:p text:style-name="Standard">The bailiff got angry and wanted to take action against</text:p>
      <text:p text:style-name="Standard">the ox driver, but he fled. Thereupon he had his father</text:p>
      <text:p text:style-name="Standard">fetched, led to seed, blinded him and took everything</text:p>
      <text:p text:style-name="Standard">he had from him .</text:p>
      <text:p text:style-name="Standard">At the same time a man in Altsellen6</text:p>
      <text:p text:style-name="Standard">owned a beautiful wife . The bailiff there wanted to</text:p>
      <text:p text:style-name="Standard">possess the woman , with or against her will. When he</text:p>
      <text:p text:style-name="Standard">told her that, she begged him to leave her alone because</text:p>
      <text:p text:style-name="Standard">she didn't want to do it. Her refusal was of no use:</text:p>
      <text:p text:style-name="Standard"><text:soft-page-break/>the bailiff came to her house in Altsseil while the man</text:p>
      <text:p text:style-name="Standard">was in the woods. He forced her to prepare a bath for</text:p>
      <text:p text:style-name="Standard">him and demanded that she bathe with him . She asked</text:p>
      <text:p text:style-name="Standard">God to keep her from shame. The bailiff went into</text:p>
      <text:p text:style-name="Standard">the bath and ordered her to sit with him . She was very</text:p>
      <text:p text:style-name="Standard">afraid because her husband didn't come. But since</text:p>
      <text:p text:style-name="Standard">God does not abandon everyone who calls on him ,</text:p>
      <text:p text:style-name="Standard">the man appeared and asked what was bothering her.</text:p>
      <text:p text:style-name="Standard">She answered: The bailiff is there, made me prepare a</text:p>
      <text:p text:style-name="Standard">bath for him , went in and demanded that I come to him</text:p>
      <text:p text:style-name="Standard">so that he could do whatever he wanted. Since I refused and God</text:p>
      <text:p text:style-name="Standard">Pretty frowen, and that you sir what, he wants the</text:p>
      <text:p text:style-name="Standard">frowen han, no matter who ira loves it or sorry, and</text:p>
      <text:p text:style-name="Standard">since ir that . s] never do anything. I red helped nl'.it.</text:p>
      <text:p text:style-name="Standard">The Lord thinks sin wanton with ira Triben</text:p>
      <text:p text:style-name="Standard">and the oxen went and the whole Sarnen raced. Now</text:p>
      <text:p text:style-name="Standard">the poor man has a sin, which is good for him and I do</text:p>
      <text:p text:style-name="Standard">n't want to land the oxen and as the master's servant</text:p>
      <text:p text:style-name="Standard">attack the yoke and the oxen want to bet that you lie</text:p>
      <text:p text:style-name="Standard">with the garden and the master's servant a vinger two .</text:p>
      <text:p text:style-name="Standard">The servant was angry and ran and complained to the</text:p>
      <text:p text:style-name="Standard">lord how things were going. The lord got angry and</text:p>
      <text:p text:style-name="Standard">rebuked the men , who had to escape. The lord schigt</text:p>
      <text:p text:style-name="Standard">vmb sin father and was called inn gan Sarnen for vf</text:p>
      <text:p text:style-name="Standard">the hl'.is and erblant inn and always took what he had</text:p>
      <text:p text:style-name="Standard">and always did great harm etc.</text:p>
      <text:p text:style-name="Standard">,</text:p>
      <text:p text:style-name="Standard">37</text:p>
      <text:p text:style-name="Standard">36</text:p>
      <text:p text:style-name="Standard">Machine Translated by Google</text:p>
      <text:p text:style-name="Standard">39</text:p>
      <text:p text:style-name="Standard">38</text:p>
      <text:p text:style-name="Standard">At the same time the Stauffacher7 lived in Schwyz, who</text:p>
      <text:p text:style-name="Standard">had built a beautiful stone house8 in Steinen on this side</text:p>
      <text:p text:style-name="Standard">of the bridge . Then Gessler, who was the Reichsvogt, rode</text:p>
      <text:p text:style-name="Standard">past and asked him who owned the big house. The</text:p>
      <text:p text:style-name="Standard">Stauffacher answered him full of doubts: My lord, it belongs</text:p>
      <text:p text:style-name="Standard">to you and is my fief. He dared not say that it was his , for fear</text:p>
      <text:p text:style-name="Standard">of the sheriff , who then rode on. Stauffacher was a clever</text:p>
      <text:p text:style-name="Standard">and wealthy man and had a clever wife. The bailiff's</text:p>
      <text:p text:style-name="Standard">statement caused him great grief, because he feared that the</text:p>
      <text:p text:style-name="Standard">bailiff would want to take his life and property . The</text:p>
      <text:p text:style-name="Standard">woman sensed this and, like a woman, would have liked</text:p>
      <text:p text:style-name="Standard">to know what was bothering him, but he did not answer.</text:p>
      <text:p text:style-name="Standard">At last she implored him to tell her the reason and said: Be so</text:p>
      <text:p text:style-name="Standard">kind and tell me your need, according to the proverb9</text:p>
      <text:p text:style-name="Standard">women give wise advice; who knows what god wants to do .</text:p>
      <text:p text:style-name="Standard">She asked him several times privately to tell her his grief.</text:p>
      <text:p text:style-name="Standard">Then she encouraged him with new words and said: There is</text:p>
      <text:p text:style-name="Standard"><text:soft-page-break/>good advice. She asked him if he knew someone about</text:p>
      <text:p text:style-name="Standard">Uri whom he trusted enough to be able to complain to him</text:p>
      <text:p text:style-name="Standard">about his distress and referred him to the family of the</text:p>
      <text:p text:style-name="Standard">prince and the wives10 . He replied that yes, he knew such</text:p>
      <text:p text:style-name="Standard">men. He considered his wife's advice, drove</text:p>
      <text:p text:style-name="Standard">In the same cytes was a ze Switz, the Staupacher was</text:p>
      <text:p text:style-name="Standard">called, and sas ze stones dissent Brugg, who made a pretty</text:p>
      <text:p text:style-name="Standard">stone hiis. NÜ what the zyt a Gesler there Vogt in the Rich's</text:p>
      <text:p text:style-name="Standard">name, who came vf once and rides there for and calls the</text:p>
      <text:p text:style-name="Standard">Stoupacher vrid asks inn, who were the lovely here. The</text:p>
      <text:p text:style-name="Standard">Stoupacher always answered and spoke trl'.irklich: gracious</text:p>
      <text:p text:style-name="Standard">sir, sy is ~er and min lechen, and dare not say that sy</text:p>
      <text:p text:style-name="Standard">were sin, so he fears the lords. The gentleman rides</text:p>
      <text:p text:style-name="Standard">there. Now what the Stoupacher a wys man vnd och well</text:p>
      <text:p text:style-name="Standard">mügent. He also had a wise question and took care of the</text:p>
      <text:p text:style-name="Standard">matter and had a lot of trouble and took care of the</text:p>
      <text:p text:style-name="Standard">gentlemen that he was always nice and good. The frow they</text:p>
      <text:p text:style-name="Standard">were inside and tett as after frowen did and would like to know</text:p>
      <text:p text:style-name="Standard">what imm pressed or what he trl'.iretti. He versit ir das. Most</text:p>
      <text:p text:style-name="Standard">of all she with great request to inn and ira sin to be</text:p>
      <text:p text:style-name="Standard">recognized gebi and said: do so well and bless me din trouble.</text:p>
      <text:p text:style-name="Standard">How well one speaks, frowen give cold guesses, who</text:p>
      <text:p text:style-name="Standard">knows what God will do . Jemer si batt inn so thick in ir secrecy</text:p>
      <text:p text:style-name="Standard">that he ira since, what are we doing. Sy for ignite and</text:p>
      <text:p text:style-name="Standard">strengthened in with word t~n and said: the innkeeper's good</text:p>
      <text:p text:style-name="Standard">advice, and asked inn whether ore Vre someone deserted,</text:p>
      <text:p text:style-name="Standard">who were always considered secret, that he always complained</text:p>
      <text:p text:style-name="Standard">about sin not torsti, and since then always by the princes</text:p>
      <text:p text:style-name="Standard">ailing and ailing from the Zer Frowen. He answered her and</text:p>
      <text:p text:style-name="Standard">said yes he knew well and thought of the women</text:p>
      <text:p text:style-name="Standard">called to save me from shame. The man got angry, went in,</text:p>
      <text:p text:style-name="Standard">killed the bailiff with an ax and ransomed his wife. It was God's</text:p>
      <text:p text:style-name="Standard">will that he came home in time!</text:p>
      <text:p text:style-name="Standard">I do nothing and have asked God to protect me from shame.</text:p>
      <text:p text:style-name="Standard">The man became angry and went forward and slapped the</text:p>
      <text:p text:style-name="Standard">lord ze stood there with the axis ze death and redeemed their</text:p>
      <text:p text:style-name="Standard">slaves from shame. That's what God wants him to come in for.</text:p>
      <text:p text:style-name="Standard">,</text:p>
      <text:p text:style-name="Standard">1</text:p>
      <text:p text:style-name="Standard">Machine Translated by Google</text:p>
      <text:p text:style-name="Standard">41</text:p>
      <text:p text:style-name="Standard">rat after vnd for gan Vre and lay there until he had a vand</text:p>
      <text:p text:style-name="Standard">that actually had kttmber. Sy then asked to ask about</text:p>
      <text:p text:style-name="Standard">Vnderwalden, because sy thinks there are people who</text:p>
      <text:p text:style-name="Standard">don't like to have that kind of stuff.</text:p>
      <text:p text:style-name="Standard">the linden ze Vre and put a (put) hat on the stick and</text:p>
      <text:p text:style-name="Standard">there by a servant and tett a commandment: who there</text:p>
      <text:p text:style-name="Standard">for giengi, who solti the hat nygen, as if the master were there,</text:p>
      <text:p text:style-name="Standard">and had a stick erected there under the linden tree</text:p>
      <text:p text:style-name="Standard"><text:soft-page-break/>chen und was niena sure that the von Landenberg</text:p>
      <text:p text:style-name="Standard">servant with the gart defeated the vinger enzwey, dar vmb</text:p>
      <text:p text:style-name="Standard">sin father blent something from the lord, and röw in sin</text:p>
      <text:p text:style-name="Standard">father and hetti smelled the like. The comb also came to</text:p>
      <text:p text:style-name="Standard">the Stoupacher and so we came dry zesemmen: the</text:p>
      <text:p text:style-name="Standard">Stoupacher from Switz and one of the princes from V re</text:p>
      <text:p text:style-name="Standard">and the vsser Melche from V nderwalden and complained</text:p>
      <text:p text:style-name="Standard">to the other sin not and sin kÜmber and were ze rat</text:p>
      <text:p text:style-name="Standard">and swüren ze semmen. And when the dry had sworn</text:p>
      <text:p text:style-name="Standard">another, you looked for sy and found a nid in the [ forest],</text:p>
      <text:p text:style-name="Standard">which also ought to be inside and ft truth and lib and</text:p>
      <text:p text:style-name="Standard">goodness dare and dare of the lords. And if you do ~t</text:p>
      <text:p text:style-name="Standard">and rule for someone else, then you for the myth stone</text:p>
      <text:p text:style-name="Standard">in hinn nachtz an end means in the Rlidli. Then they met to</text:p>
      <text:p text:style-name="Standard">eat and broke every llit that they wanted to hear, and</text:p>
      <text:p text:style-name="Standard">they did it for a long time and always secretly and the cyt</text:p>
      <text:p text:style-name="Standard">never met other than in the ring.</text:p>
      <text:p text:style-name="Standard">Then it happened that the bailiff Gessler went to Uri</text:p>
      <text:p text:style-name="Standard">From there the farmer's son had fled, who had broken the</text:p>
      <text:p text:style-name="Standard">finger of Landenberger's servant with his stick and</text:p>
      <text:p text:style-name="Standard">whose father had been blinded as a result. He, who was</text:p>
      <text:p text:style-name="Standard">full of remorse for his father and would have liked to</text:p>
      <text:p text:style-name="Standard">avenge him, also came to Stauff acher. So the three</text:p>
      <text:p text:style-name="Standard">of them joined together, namely the Stauffacher from</text:p>
      <text:p text:style-name="Standard">Schwyz, a prince from Uri and the one from the Melchi</text:p>
      <text:p text:style-name="Standard">from Unterwalden. Each complained to the other of</text:p>
      <text:p text:style-name="Standard">his distress and grief. On this they agreed and swore</text:p>
      <text:p text:style-name="Standard">together. When they had done that, they looked for and</text:p>
      <text:p text:style-name="Standard">found another Nidwaldener and secretly brought in</text:p>
      <text:p text:style-name="Standard">people who all vowed mutual honesty and truth to risk life</text:p>
      <text:p text:style-name="Standard">and limb and to defend themselves against the masters.</text:p>
      <text:p text:style-name="Standard">When they decided to do something, they drove behind</text:p>
      <text:p text:style-name="Standard">the Mythenstein to a place called Rütli at night . This was</text:p>
      <text:p text:style-name="Standard">their meeting place. Everyone brought along people</text:p>
      <text:p text:style-name="Standard">they could trust. This happened often and always in secret.</text:p>
      <text:p text:style-name="Standard">At that time they never met anywhere else than in the</text:p>
      <text:p text:style-name="Standard">Rütli11•</text:p>
      <text:p text:style-name="Standard">on which he put a hat . He put a warrior there and</text:p>
      <text:p text:style-name="Standard">announced that everyone who passed should salute</text:p>
      <text:p text:style-name="Standard">his hat as if the Lord were there12• He would</text:p>
      <text:p text:style-name="Standard">N ü what the poor man's sün von V nderwalden gewi</text:p>
      <text:p text:style-name="Standard">to Uri and waited there until he found someone who had</text:p>
      <text:p text:style-name="Standard">the same concern. She had also told him to look for</text:p>
      <text:p text:style-name="Standard">someone from Unterwalden, because there were also</text:p>
      <text:p text:style-name="Standard">people there who had had enough of the oppression.</text:p>
      <text:p text:style-name="Standard">Dqs agrees vf a time that the lantvogt the Gesler gan</text:p>
      <text:p text:style-name="Standard">Vre for v11-d took for vnd stagt a stuck vnder</text:p>
      <text:p text:style-name="Standard">40</text:p>
      <text:p text:style-name="Standard">'</text:p>
      <text:p text:style-name="Standard"><text:soft-page-break/>'</text:p>
      <text:p text:style-name="Standard">i</text:p>
      <text:p text:style-name="Standard">1</text:p>
      <text:p text:style-name="Standard">Machine Translated by Google</text:p>
      <text:p text:style-name="Standard">l</text:p>
      <text:p text:style-name="Standard">'</text:p>
      <text:p text:style-name="Standard">'</text:p>
      <text:p text:style-name="Standard">'</text:p>
      <text:p text:style-name="Standard">43</text:p>
      <text:p text:style-name="Standard">42</text:p>
      <text:p text:style-name="Standard">yeah</text:p>
      <text:p text:style-name="Standard">He put the apple on. Tell saw that he had no other choice,</text:p>
      <text:p text:style-name="Standard">took an arrow and put it in his gun. He took a second one in</text:p>
      <text:p text:style-name="Standard">his hand, drew the crossbow , asked God to take care of</text:p>
      <text:p text:style-name="Standard">his child, and shot the apple from the child's head.14 The</text:p>
      <text:p text:style-name="Standard">bailiff liked that, but he asked what he had intended to do</text:p>
      <text:p text:style-name="Standard">with the second arrow .</text:p>
      <text:p text:style-name="Standard">A gentleman named Tell, who had sworn with</text:p>
      <text:p text:style-name="Standard">Stauffacher, walked past the stick several times without</text:p>
      <text:p text:style-name="Standard">greeting him. The warrior sued him at the bailiff.</text:p>
      <text:p text:style-name="Standard">and whoever doesn't do that, he wants to tighten him and</text:p>
      <text:p text:style-name="Standard">swar hussen and solti the servant dar vf wait and suffer.</text:p>
      <text:p text:style-name="Standard">Now what an honest man, Thall was called, he also became</text:p>
      <text:p text:style-name="Standard">the Stoupacher and sirren companions, he went a bit fat for</text:p>
      <text:p text:style-name="Standard">the stick vf and off and didn't want to do anything</text:p>
      <text:p text:style-name="Standard">anymore . The servant who guards the guard accuses</text:p>
      <text:p text:style-name="Standard">the master. The gentleman for igniting and besotted the</text:p>
      <text:p text:style-name="Standard">valley and asks if he was not obedient to the commandment</text:p>
      <text:p text:style-name="Standard">and did what he had commanded. The Tall who said: It</text:p>
      <text:p text:style-name="Standard">has been seen, because I didn't know that someone should</text:p>
      <text:p text:style-name="Standard">have it so high, because if I were witty and my name was</text:p>
      <text:p text:style-name="Standard">different and not the Tall. NÜ what the Tall protects even a</text:p>
      <text:p text:style-name="Standard">good , he also has pretty children, which the Lord berates</text:p>
      <text:p text:style-name="Standard">and twang the Tall servants with buzzing, that the Tall has</text:p>
      <text:p text:style-name="Standard">to shoot an apple from the head of the child, because the</text:p>
      <text:p text:style-name="Standard">Lord guides the child apple vf the houpt. Nü sach der Thall</text:p>
      <text:p text:style-name="Standard">well, that he ruled something, and took a pfyl and stagts in</text:p>
      <text:p text:style-name="Standard">sin goller, he took the other pfyl in one hand and spat his</text:p>
      <text:p text:style-name="Standard">armrest and asked God to always protect his child and</text:p>
      <text:p text:style-name="Standard">gave the child the victim from the houpt. The gentleman</text:p>
      <text:p text:style-name="Standard">liked it and asked what he meant by that . He always</text:p>
      <text:p text:style-name="Standard">responds and would like to have it saved in the best way.</text:p>
      <text:p text:style-name="Standard">He didn't let go, he wanted to know what he meant by that.</text:p>
      <text:p text:style-name="Standard">The tall that cares for the lords and fears, he dwells in death.</text:p>
      <text:p text:style-name="Standard">The Lord who understands is caring and said: Bless</text:p>
      <text:p text:style-name="Standard">me the truth. I want to save your life and not kill you. Tall</text:p>
      <text:p text:style-name="Standard">said : If I have my hand secured, I will tell the truth . And it</text:p>
      <text:p text:style-name="Standard">was true that the contactor told me that I shot my child</text:p>
      <text:p text:style-name="Standard">Tell answered evasively, but the bailiff didn't let go and</text:p>
      <text:p text:style-name="Standard"><text:soft-page-break/>wanted to know. Tell feared the Lord wanted to kill him . The</text:p>
      <text:p text:style-name="Standard">Vogt noticed this and said: Tell me the truth, I promise</text:p>
      <text:p text:style-name="Standard">you your life and will not kill you. Tell answered: Since you</text:p>
      <text:p text:style-name="Standard">have assured me , I will tell the truth. If I had shot my</text:p>
      <text:p text:style-name="Standard">child one miss, I would</text:p>
      <text:p text:style-name="Standard">The latter came over, had Tell fetched and asked him why</text:p>
      <text:p text:style-name="Standard">he was not obeying his command. Tell said it was</text:p>
      <text:p text:style-name="Standard">unintentional because he didn't know it was so important to</text:p>
      <text:p text:style-name="Standard">the bailiff. If he had more sense, he wouldn't be called Tell13</text:p>
      <text:p text:style-name="Standard">• Tell was a good marksman and had beautiful children.</text:p>
      <text:p text:style-name="Standard">The bailiff had her fetched and forced Tell to shoot an apple</text:p>
      <text:p text:style-name="Standard">off the head of one of his children.</text:p>
      <text:p text:style-name="Standard">Whoever does not do so will be punished and severely</text:p>
      <text:p text:style-name="Standard">penalized. The warrior should wait for a refuser and report him .</text:p>
      <text:p text:style-name="Standard">Machine Translated by Google</text:p>
      <text:p text:style-name="Standard">44</text:p>
      <text:p text:style-name="Standard">so I wanted the pfyl in vch or the vwern shot a han .</text:p>
      <text:p text:style-name="Standard">You said the Lord: Well , that's it , that's how it was, I 've</text:p>
      <text:p text:style-name="Standard">secured you that I don't want you dead.</text:p>
      <text:p text:style-name="Standard">Tell answered: Yes sir, gladly. He got behind the wheel</text:p>
      <text:p text:style-name="Standard">and drove on, glancing at his gun again and again.</text:p>
      <text:p text:style-name="Standard">and kan also well farn, and called inn, that he help</text:p>
      <text:p text:style-name="Standard">Yns , that we came there. You said her*: If you want to do</text:p>
      <text:p text:style-name="Standard">your best, I will bind you so that you can help everyone .</text:p>
      <text:p text:style-name="Standard">You said the valley: Yes, sir. And stood at the door and for</text:p>
      <text:p text:style-name="Standard">there and lies everywhere there with to sim shooting</text:p>
      <text:p text:style-name="Standard">train, because he left inn tied to it. And you , the tall man ,</text:p>
      <text:p text:style-name="Standard">came to the pages of the pages, you he called sy all</text:p>
      <text:p text:style-name="Standard">and said that sy all vastly train; core sy for the sheets</text:p>
      <text:p text:style-name="Standard">down, then sy had the boss over kan. So they pulled all</text:p>
      <text:p text:style-name="Standard">vast and you inn ducht that he could come to the sheets ,</text:p>
      <text:p text:style-name="Standard">you forced him to the nawen and took a shooting train</text:p>
      <text:p text:style-name="Standard">and jumped vs the nawen vf the leaves and pushed the</text:p>
      <text:p text:style-name="Standard">nawen from imm and let sy swangken vf the se. And run</text:p>
      <text:p text:style-name="Standard">through the mountain vs, so he vastest makes and run</text:p>
      <text:p text:style-name="Standard">through Switz in the shadow half through the mountain</text:p>
      <text:p text:style-name="Standard">vs fntz gan Küsnach into the Holen Gass. Dar what he before the Lord</text:p>
      <text:p text:style-name="Standard">as fast as he could through Schwyz and on the shady</text:p>
      <text:p text:style-name="Standard">side along the mountain to Hohle Gasse near Küss</text:p>
      <text:p text:style-name="Standard">And said inn bind and said he wanted to put inn to an</text:p>
      <text:p text:style-name="Standard">end that he sunn after man never saw me . And names</text:p>
      <text:p text:style-name="Standard">the servants in a nawen and lead their shooting</text:p>
      <text:p text:style-name="Standard">train vf the hindrances offer and inn bound and caught</text:p>
      <text:p text:style-name="Standard">and for the lake from vntz on the axes. You got a strong</text:p>
      <text:p text:style-name="Standard">feeling inside that the Lord and the others all feared</text:p>
      <text:p text:style-name="Standard">they would have to drown. You said one of us inside:</text:p>
      <text:p text:style-name="Standard">Sir , I send you whatever you want. Do so well and bind</text:p>
      <text:p text:style-name="Standard">the tallen vf. He 's a strong man</text:p>
      <text:p text:style-name="Standard">When he got to the Tellenplatte15 he called out to</text:p>
      <text:p text:style-name="Standard"><text:soft-page-break/>everyone to pull hard. If they were past the record, they</text:p>
      <text:p text:style-name="Standard">would have weathered the worst. Then they all</text:p>
      <text:p text:style-name="Standard">pulled hard and he saw that he could reach the slab,</text:p>
      <text:p text:style-name="Standard">steered the ship there, took his weapon, jumped out of</text:p>
      <text:p text:style-name="Standard">the ship onto the slab, gave the ship another push</text:p>
      <text:p text:style-name="Standard">and made it sway on the lake. Then he ran</text:p>
      <text:p text:style-name="Standard">shot you or one of yours. Then the bailiff said: It is</text:p>
      <text:p text:style-name="Standard">true, I have promised you your life. But he had him bound</text:p>
      <text:p text:style-name="Standard">and said he would take him to a place where he would</text:p>
      <text:p text:style-name="Standard">never see sun or moon again . The warriors took him into</text:p>
      <text:p text:style-name="Standard">a ship, laid his weapon on the stern , and sailed down</text:p>
      <text:p text:style-name="Standard">the lake to the Axen. But there was such a strong wind that</text:p>
      <text:p text:style-name="Standard">the bailiff and everyone else feared they would drown. One</text:p>
      <text:p text:style-name="Standard">of them said: Lord, you see how it does. Release Tell</text:p>
      <text:p text:style-name="Standard">to help us get through. He said: If you will do your best,</text:p>
      <text:p text:style-name="Standard">I will untie you so that you can help us .</text:p>
      <text:p text:style-name="Standard">45</text:p>
      <text:p text:style-name="Standard">over crossed out erroneous «Tall»</text:p>
      <text:p text:style-name="Standard">*</text:p>
      <text:p text:style-name="Standard">Machine Translated by Google</text:p>
      <text:p text:style-name="Standard">47</text:p>
      <text:p text:style-name="Standard">46</text:p>
      <text:p text:style-name="Standard">1</text:p>
      <text:p text:style-name="Standard">i</text:p>
      <text:p text:style-name="Standard">0</text:p>
      <text:p text:style-name="Standard">and waits there. And when they came rites you stood and he</text:p>
      <text:p text:style-name="Standard">stopped one hour and spat his armrest and shot a pygmy at the</text:p>
      <text:p text:style-name="Standard">lord and luffed back and prevented himself in the whole Vre</text:p>
      <text:p text:style-name="Standard">through the mountains.</text:p>
      <text:p text:style-name="Standard">that you don't want to win and what the gentleman, who was</text:p>
      <text:p text:style-name="Standard">the gentleman, a cocky courtly strict man and tett the poor big</text:p>
      <text:p text:style-name="Standard">trang and for closed and does, if high cells came, then you</text:p>
      <text:p text:style-name="Standard">always have to bring gifts, depending on which one is valid has:</text:p>
      <text:p text:style-name="Standard">one has a calf, one has a sheep or one has a brook, and so he</text:p>
      <text:p text:style-name="Standard">twangs the lÜt with stubbornness and has sy hert. Now</text:p>
      <text:p text:style-name="Standard">what the Confederates have been secretly doing so much,</text:p>
      <text:p text:style-name="Standard">the sy to guide and guide each other, the sy vf a night, but you</text:p>
      <text:p text:style-name="Standard">should always give and bring gods iar, the sy ie one with the</text:p>
      <text:p text:style-name="Standard">other solti gan, so sy always the gods iar and the helsatten</text:p>
      <text:p text:style-name="Standard">broke. But no other action than one should be plugged</text:p>
      <text:p text:style-name="Standard">in. And so I came into the kitchen to the for. Now the others</text:p>
      <text:p text:style-name="Standard">were ira vil nid the muli in</text:p>
      <text:p text:style-name="Standard">From then on, the Stauffacher conspirators became like that</text:p>
      <text:p text:style-name="Standard">night when he arrived and waited in front of the Vogt16. As the</text:p>
      <text:p text:style-name="Standard">latter came riding along, he stood behind a bush, cocked</text:p>
      <text:p text:style-name="Standard">his crossbow, shot an arrow at him and then ran back over the</text:p>
      <text:p text:style-name="Standard">mountains to Uri.</text:p>
      <text:p text:style-name="Standard">The lock at Samen23 was so strong that it could not be</text:p>
      <text:p text:style-name="Standard">And so sy {rt do rule, so for sy ze days in Trenchi and wa bose</text:p>
      <text:p text:style-name="Standard"><text:soft-page-break/>Turnli were, which broke sy vnd viengen ze</text:p>
      <text:p text:style-name="Standard">Now what after all the sweet seed is so powerful,</text:p>
      <text:p text:style-name="Standard">dow and some to Switz and some to Stans and with</text:p>
      <text:p text:style-name="Standard">and the bailiff there was high-spirited and strict, oppressed the</text:p>
      <text:p text:style-name="Standard">people and demanded that gifts be brought to him on feast</text:p>
      <text:p text:style-name="Standard">days ; a calf, a sheep, or a pig, according to wealth. When</text:p>
      <text:p text:style-name="Standard">many had taken the oath, they decided that presents and New</text:p>
      <text:p text:style-name="Standard">Year's gifts should be brought to the Vogt for Christmas ,</text:p>
      <text:p text:style-name="Standard">and they wanted to go there individually and only with a</text:p>
      <text:p text:style-name="Standard">staff. So they all came into the kitchen by the fire. The others</text:p>
      <text:p text:style-name="Standard">had</text:p>
      <text:p text:style-name="Standard">You after that you became Stoupacher's company so</text:p>
      <text:p text:style-name="Standard">powerful that you anviengen break the houses of the gentlemen.</text:p>
      <text:p text:style-name="Standard">Vre the first to break the houses. Now the same gentleman has</text:p>
      <text:p text:style-name="Standard">started a turn vnder Steg vf a bÜI, he wants to take Twing</text:p>
      <text:p text:style-name="Standard">Vren, and other houses. Dar to Swan</text:p>
      <text:p text:style-name="Standard">named the vf the Rotzberg, that was won after you a young girl.</text:p>
      <text:p text:style-name="Standard">so strong that they began to break down the castles of the</text:p>
      <text:p text:style-name="Standard">lords and if they wanted to undertake something, they met</text:p>
      <text:p text:style-name="Standard">beforehand in the Trenchi17 • They began to break down the</text:p>
      <text:p text:style-name="Standard">castles in Uri and where there were evil towers , they destroyed</text:p>
      <text:p text:style-name="Standard">them . The gentleman had started a tower on a hill near</text:p>
      <text:p text:style-name="Standard">Amsteg, which he wanted to call Zwing-Uri18 , along with other</text:p>
      <text:p text:style-name="Standard">castles, the Schwanau19 and some towers at Schwyz20 and</text:p>
      <text:p text:style-name="Standard">at Stans21 • The castle on the Rotzberg22 was later</text:p>
      <text:p text:style-name="Standard">conquered by a maiden.</text:p>
      <text:p text:style-name="Standard">Machine Translated by Google</text:p>
      <text:p text:style-name="Standard">0</text:p>
      <text:p text:style-name="Standard">49</text:p>
      <text:p text:style-name="Standard">48</text:p>
      <text:p text:style-name="Standard">'</text:p>
      <text:p text:style-name="Standard">'</text:p>
      <text:p text:style-name="Standard">i</text:p>
      <text:p text:style-name="Standard">'</text:p>
      <text:p text:style-name="Standard">'</text:p>
      <text:p text:style-name="Standard">'</text:p>
      <text:p text:style-name="Standard">'</text:p>
      <text:p text:style-name="Standard">When those in the alders heard the Hörnli, they ran through the</text:p>
      <text:p text:style-name="Standard">water, up to the back of the castle and took the castle. The noise</text:p>
      <text:p text:style-name="Standard">reached the church, the gentlemen were frightened, ran up the</text:p>
      <text:p text:style-name="Standard">hill and left</text:p>
      <text:p text:style-name="Standard">At that time, Lucerne was under the rule</text:p>
      <text:p text:style-name="Standard">hidden in the alders below the mill. They had agreed that if there</text:p>
      <text:p text:style-name="Standard">were enough of them in the castle that they could keep the</text:p>
      <text:p text:style-name="Standard">gate open if someone blew the horn. Then those in the alders</text:p>
      <text:p text:style-name="Standard">should come to their aid. That's what they did in the house. When</text:p>
      <text:p text:style-name="Standard">they thought there were enough of them in the castle, one went to a</text:p>
      <text:p text:style-name="Standard">window hole and blew into a Hömli. It was broad daylight and</text:p>
      <text:p text:style-name="Standard">the bailiff was in the church.</text:p>
      <text:p text:style-name="Standard"><text:soft-page-break/>and would be confused by an abbot of Murbach of what Lützern,</text:p>
      <text:p text:style-name="Standard">and were gotzhÜs lÜt. So ctie von Lützern had to help the rulers fight</text:p>
      <text:p text:style-name="Standard">the lenders. The war was vil iaren, and did vil trangs to each other,</text:p>
      <text:p text:style-name="Standard">never that the von Lützern ducht, the war would last so long</text:p>
      <text:p text:style-name="Standard">According to the drl'.i lend themselves to the vain like that</text:p>
      <text:p text:style-name="Standard">Country.</text:p>
      <text:p text:style-name="Standard">who shot the lords vntz har wol, and the lords, who had numbered</text:p>
      <text:p text:style-name="Standard">so here and gave inside, honoured themselves. that sy were guilty</text:p>
      <text:p text:style-name="Standard">inside , when the federation held after hutbitag, and met you gan</text:p>
      <text:p text:style-name="Standard">Begkenriet so sy vt ze had to do etc.</text:p>
      <text:p text:style-name="Standard">who had secretly sworn together, decided so much that they</text:p>
      <text:p text:style-name="Standard">became so big that they became champions. You would eat them</text:p>
      <text:p text:style-name="Standard">and made a covenant</text:p>
      <text:p text:style-name="Standard">Now the conspirators in the countries were like that</text:p>
      <text:p text:style-name="Standard">Austria through an exchange with the abbot of Murbach, who</text:p>
      <text:p text:style-name="Standard">had owned Lucerne; the people of Lucerne were therefore church</text:p>
      <text:p text:style-name="Standard">people26. They had to help the rulers in the war against the</text:p>
      <text:p text:style-name="Standard">countries. This lasted for many years and they caused one another</text:p>
      <text:p text:style-name="Standard">much affliction until the</text:p>
      <text:p text:style-name="Standard">the alders burned and had done with each other, if the imm hus</text:p>
      <text:p text:style-name="Standard">duchti, that we were so big that you wanted to open the doors, then</text:p>
      <text:p text:style-name="Standard">one should go ahead and blow a hornli. For should those in the</text:p>
      <text:p text:style-name="Standard">alders come to their aid inside and out. That's what they did in hl'.is.</text:p>
      <text:p text:style-name="Standard">You thought that I was enough, you walked into a beam and blew</text:p>
      <text:p text:style-name="Standard">our horns, that was a sign of something. Now what the day zyt, when</text:p>
      <text:p text:style-name="Standard">you brought the schenkin, that the Lord zer kil chen what. You nu ,</text:p>
      <text:p text:style-name="Standard">so in the alders lay the homli hoard, you loaf through the water,</text:p>
      <text:p text:style-name="Standard">which the rest of the world almost never had water, and loaf vfuinn</text:p>
      <text:p text:style-name="Standard">hinden vf and to the hl'.is and win that . The screaming came up the</text:p>
      <text:p text:style-name="Standard">church, the lords scrambled and luffed. Vs the mountain vf and came</text:p>
      <text:p text:style-name="Standard">from the land.</text:p>
      <text:p text:style-name="Standard">multiplied that they received power. Now they swore oaths together</text:p>
      <text:p text:style-name="Standard">and made a covenant that has been of use to the countries to this</text:p>
      <text:p text:style-name="Standard">day24. They defended themselves against the lords, but gave them</text:p>
      <text:p text:style-name="Standard">everything they owed them, as the covenant letter still states</text:p>
      <text:p text:style-name="Standard">today. They met in Beckenried25 when they had something to discuss.</text:p>
      <text:p text:style-name="Standard">In the cytes, the von Lutzern spirits are in one dominion</text:p>
      <text:p text:style-name="Standard">Machine Translated by Google</text:p>
      <text:p text:style-name="Standard">50</text:p>
      <text:p text:style-name="Standard">51</text:p>
      <text:p text:style-name="Standard">'</text:p>
      <text:p text:style-name="Standard">'</text:p>
      <text:p text:style-name="Standard">Wait, the sy meant nit I were fugitive . And they met</text:p>
      <text:p text:style-name="Standard">together and asked one another and addressed</text:p>
      <text:p text:style-name="Standard">themselves to each other and sworn together and made</text:p>
      <text:p text:style-name="Standard">those from Lützem with their loins also a bond, the inside</text:p>
      <text:p text:style-name="Standard">of which was shot for everyone .</text:p>
      <text:p text:style-name="Standard">that they should take them as confederates30 • That</text:p>
      <text:p text:style-name="Standard">happened , but then the rule started a war with Zurich and</text:p>
      <text:p text:style-name="Standard"><text:soft-page-break/>the other confederates, in which the children and other</text:p>
      <text:p text:style-name="Standard">people of Zurich were taken prisoner . After much effort,</text:p>
      <text:p text:style-name="Standard">the people of Zurich got their people back. A number of the</text:p>
      <text:p text:style-name="Standard">people from Zug, who were new to the league , fell away</text:p>
      <text:p text:style-name="Standard">and were then , with the help of the</text:p>
      <text:p text:style-name="Standard">advertised and bedded in place , the sis to nemen</text:p>
      <text:p text:style-name="Standard">nemen. Chess that . DÜ for the rulership and gets caught</text:p>
      <text:p text:style-name="Standard">with those from Zurich and the other Confederates and</text:p>
      <text:p text:style-name="Standard">the ones from Zurich would be my kind and others lt'.it .</text:p>
      <text:p text:style-name="Standard">Lucerners believed that the war would last so long that they</text:p>
      <text:p text:style-name="Standard">were not obliged to . So they met together and settled</text:p>
      <text:p text:style-name="Standard">things with each other , swore together and so the people</text:p>
      <text:p text:style-name="Standard">from Lucerne formed an alliance with the three states , which</text:p>
      <text:p text:style-name="Standard">developed to their mutual advantage . _ _ so that they</text:p>
      <text:p text:style-name="Standard">made a</text:p>
      <text:p text:style-name="Standard">request to Lucerne and the three countries that they</text:p>
      <text:p text:style-name="Standard">should accept them as confederates . This they did28 •</text:p>
      <text:p text:style-name="Standard">Thereupon the five places swore together. At that time</text:p>
      <text:p text:style-name="Standard">Zurich did not have much territory in front of the city and</text:p>
      <text:p text:style-name="Standard">everything they have today they have since bought or</text:p>
      <text:p text:style-name="Standard">conquered and won with the help of the Confederates29 •</text:p>
      <text:p text:style-name="Standard">were the Glarner church people of the Fridolinstift in</text:p>
      <text:p text:style-name="Standard">Säckingen. A Count Palatine named Ott was her bailiff and</text:p>
      <text:p text:style-name="Standard">A year later, the von Zug gave the five places</text:p>
      <text:p text:style-name="Standard">According to the by eim iar , the von Zug tied to the five</text:p>
      <text:p text:style-name="Standard">who liked to be Confederates . The Confederates moved</text:p>
      <text:p text:style-name="Standard">out and gave the people of Zug a mayor until they were</text:p>
      <text:p text:style-name="Standard">allowed to appoint one themselves31 •</text:p>
      <text:p text:style-name="Standard">After that, when the six ört zu Semmen had joined</text:p>
      <text:p text:style-name="Standard">forces etc, you were the ones from Glarus gotzhl'.is 11'.it to</text:p>
      <text:p text:style-name="Standard">Seckingen sant Fridlis. In the cytes what a Palatzgraf,</text:p>
      <text:p text:style-name="Standard">In the cyt had ( had) that of Zurich with the seigneury</text:p>
      <text:p text:style-name="Standard">vil ze do that the zü foren and wooed to those of Lützem</text:p>
      <text:p text:style-name="Standard">and the three countries that sis also take to seigne . That's</text:p>
      <text:p text:style-name="Standard">what they did. So the five would also swear , because you</text:p>
      <text:p text:style-name="Standard">didn't have that before the stat vssert iren zylen. Whom the</text:p>
      <text:p text:style-name="Standard">sy band, the hand si denhar bought and brought to the</text:p>
      <text:p text:style-name="Standard">inside , conquered and won with the help of the oaths ,</text:p>
      <text:p text:style-name="Standard">etc.</text:p>
      <text:p text:style-name="Standard">When the six places had connected</text:p>
      <text:p text:style-name="Standard">Too much was done that the Irish would resent the</text:p>
      <text:p text:style-name="Standard">people of Zurich . And quite a few from Zug, when they were</text:p>
      <text:p text:style-name="Standard">still nl'.iw , quite a few from the blind many and one dares</text:p>
      <text:p text:style-name="Standard">to tett that one keeps sy with the help that was gladly Swiss .</text:p>
      <text:p text:style-name="Standard">It was up to the Confederates to take care of ( vnd ) and</text:p>
      <text:p text:style-name="Standard">to give the von Zug several zyt an amman until you went</text:p>
      <text:p text:style-name="Standard">inside , that you set an amman the same as you were still</text:p>
      <text:p text:style-name="Standard">doing etc.</text:p>
      <text:p text:style-name="Standard">Machine Translated by Google</text:p>
      <text:p text:style-name="Standard"><text:soft-page-break/>53</text:p>
      <text:p text:style-name="Standard">His name was Count Ott, he was Vogt, he had sy hert. What was</text:p>
      <text:p text:style-name="Standard">reflected inside and didn't like it, because they were fry gotzhlis llit.</text:p>
      <text:p text:style-name="Standard">Later, those of Bern and Lucerne quarreled about their lord, with</text:p>
      <text:p text:style-name="Standard">whom they were at war. When the Bernese warriors had set out and</text:p>
      <text:p text:style-name="Standard">their enemy</text:p>
      <text:p text:style-name="Standard">Years ago, the people of Bern were in an alliance</text:p>
      <text:p text:style-name="Standard">treated her harshly. They didn't like that because they were free people</text:p>
      <text:p text:style-name="Standard">of the house of God. In addition, those from Glarus often left their</text:p>
      <text:p text:style-name="Standard">country and came to the two countries closest to them. They liked the</text:p>
      <text:p text:style-name="Standard">way the Confederates lived there and when they returned they</text:p>
      <text:p text:style-name="Standard">talked about it with their compatriots, whereupon they asked the</text:p>
      <text:p text:style-name="Standard">three countries to accept them as Confederates. This happened</text:p>
      <text:p text:style-name="Standard">and they formed an alliance with Zurich and the three countries32•</text:p>
      <text:p text:style-name="Standard">According to that , those from Bern would match those from Lützern</text:p>
      <text:p text:style-name="Standard">N Ü are the ones from Bern with the inside numbers in old cytes</text:p>
      <text:p text:style-name="Standard">in blind nuts. You hand och vil war with the rulership. So that's what the</text:p>
      <text:p text:style-name="Standard">von Bern Loupen had in them when they did it in the cronick vindt. DÜ</text:p>
      <text:p text:style-name="Standard">those from Bern advertised to the lenders and asked and man ten sy</text:p>
      <text:p text:style-name="Standard">age tclwe and fclnschaft that they were helpful and comforting in their</text:p>
      <text:p text:style-name="Standard">notes, they wanted to earn that with their love and goodness and</text:p>
      <text:p text:style-name="Standard">never forget it to eternal cytes . How recently the dcl lenders have been</text:p>
      <text:p text:style-name="Standard">drawn inward and comforting and helpful within, that vindt than in the</text:p>
      <text:p text:style-name="Standard">Cronig etc.</text:p>
      <text:p text:style-name="Standard">And when the seven places had joined together, you applied to</text:p>
      <text:p text:style-name="Standard">the dcl lenders and made an everlasting alliance with them. If that's all</text:p>
      <text:p text:style-name="Standard">right, you can tell by the date on the binding.</text:p>
      <text:p text:style-name="Standard">That came to those who came from Glarüs vil from the land, and</text:p>
      <text:p text:style-name="Standard">came into the two lenders that were situated inside the nest. The</text:p>
      <text:p text:style-name="Standard">things how the Confederates kept. The names sy in and a lot inside</text:p>
      <text:p text:style-name="Standard">wanted and trains against hein and save with the Irish, how the lenders</text:p>
      <text:p text:style-name="Standard">behaved and did so badly that they asked the dcl lenders to change</text:p>
      <text:p text:style-name="Standard">the sis to a federal name. Chess that. Nahinn they got into a blind</text:p>
      <text:p text:style-name="Standard">spot with the people of Zurich and the people there, so they're after</text:p>
      <text:p text:style-name="Standard">them.</text:p>
      <text:p text:style-name="Standard">shocking because of a gentleman with whom the people from Bern</text:p>
      <text:p text:style-name="Standard">were at war. So the von Bern knecht vf were once</text:p>
      <text:p text:style-name="Standard">with the three countries33• They also had a lot of wars with Austria.</text:p>
      <text:p text:style-name="Standard">In the chronicle it is written that the Bernese, when they owned</text:p>
      <text:p text:style-name="Standard">Laupen, asked the three countries, based on old loyalty and</text:p>
      <text:p text:style-name="Standard">friendship, that they should help them in their need , they wanted to</text:p>
      <text:p text:style-name="Standard">repay them with body and goods and never forget them. How the three</text:p>
      <text:p text:style-name="Standard">countries moved in and provided help can be found in the chronicle.</text:p>
      <text:p text:style-name="Standard">Then when the seven places had allied themselves, the Bernese</text:p>
      <text:p text:style-name="Standard">turned to the three countries and made an everlasting alliance. When</text:p>
      <text:p text:style-name="Standard">all this happened can be found on the date of the Federal Letters34•</text:p>
      <text:p text:style-name="Standard">52</text:p>
      <text:p text:style-name="Standard">Machine Translated by Google</text:p>
      <text:p text:style-name="Standard">54</text:p>
      <text:p text:style-name="Standard"><text:soft-page-break/>55</text:p>
      <text:p text:style-name="Standard">'</text:p>
      <text:p text:style-name="Standard">'</text:p>
      <text:p text:style-name="Standard">vsgangen and walten ir vyent damage. So they arrived,</text:p>
      <text:p text:style-name="Standard">his name was young Werni, who was from Lützern and</text:p>
      <text:p text:style-name="Standard">what a koufman and came with his koufmanschaft</text:p>
      <text:p text:style-name="Standard">Called Junker Werni, who wanted to go home with his</text:p>
      <text:p text:style-name="Standard">goods35 • They met him in Austrian territory in enemy</text:p>
      <text:p text:style-name="Standard">territory for Bern and asked him who he was.</text:p>
      <text:p text:style-name="Standard">The Luzerners conducted a murder trial , against</text:p>
      <text:p text:style-name="Standard">which the Bernese objected. It took so long that the</text:p>
      <text:p text:style-name="Standard">people of Lucerne were able to build their wall with the</text:p>
      <text:p text:style-name="Standard">towers on the Musegg. Lucerne's claim to their court</text:p>
      <text:p text:style-name="Standard">was enforced, although some places espoused the</text:p>
      <text:p text:style-name="Standard">Bernese. Nevertheless, quite a few had their messengers</text:p>
      <text:p text:style-name="Standard">at the district court and did not want to withdraw them,</text:p>
      <text:p text:style-name="Standard">especially the people of Nidwalden.</text:p>
      <text:p text:style-name="Standard">and wanted a fern. And when they landed in the lordship,</text:p>
      <text:p text:style-name="Standard">which was the one from Bern, the servants came and</text:p>
      <text:p text:style-name="Standard">asked him who he was. DÜ he said he was a ~ssrer, and</text:p>
      <text:p text:style-name="Standard">asked, it was the one from Bern vyend. It was the</text:p>
      <text:p text:style-name="Standard">servant of Bern and many inn vf who waited for him to</text:p>
      <text:p text:style-name="Standard">say he was a sweeter and named him that he has.</text:p>
      <text:p text:style-name="Standard">wanted to damage, they met a Lucerne merchant</text:p>
      <text:p text:style-name="Standard">He replied that he was from the outside, as he believed</text:p>
      <text:p text:style-name="Standard">they were opponents of the Bernese. But since they</text:p>
      <text:p text:style-name="Standard">were Bernese, they attacked him and took his belongings.</text:p>
      <text:p text:style-name="Standard">He came home and complained because he would</text:p>
      <text:p text:style-name="Standard">have liked to have her again. However, the warriors no</text:p>
      <text:p text:style-name="Standard">longer had them, so he could not obtain them again.</text:p>
      <text:p text:style-name="Standard">Now he attacked them with foreign courts,</text:p>
      <text:p text:style-name="Standard">harmed them, spent his fortune and became poor. The</text:p>
      <text:p text:style-name="Standard">cities took care of their citizens and each wanted to</text:p>
      <text:p text:style-name="Standard">help their own, which led to disputes. The merchant,</text:p>
      <text:p text:style-name="Standard">having become poor, carried sand from the upper ground</text:p>
      <text:p text:style-name="Standard">into the city. He was observed and Bernese warriors</text:p>
      <text:p text:style-name="Standard">attacked him, stabbed him in the upper ground36, took</text:p>
      <text:p text:style-name="Standard">his robe and brought it to their authorities as proof that they had gotte</text:p>
      <text:p text:style-name="Standard">He came in and complained about how things had gone.</text:p>
      <text:p text:style-name="Standard">He was happy to resist that. The servants had messed</text:p>
      <text:p text:style-name="Standard">it up and it was always useful . He called sy for with</text:p>
      <text:p text:style-name="Standard">foreign courts and lived inside vil lidens and</text:p>
      <text:p text:style-name="Standard">treasure that he has, and came to great poverty. They</text:p>
      <text:p text:style-name="Standard">always call themselves Irish instead of Irish and want</text:p>
      <text:p text:style-name="Standard">to help instead of sin. So that's in order. The good one</text:p>
      <text:p text:style-name="Standard">that has become poor and has use and for vshinn</text:p>
      <text:p text:style-name="Standard">on the above ground and fort sand the lords in the stat.</text:p>
      <text:p text:style-name="Standard">So he was once taken away and once the servant</text:p>
      <text:p text:style-name="Standard">from Bern came and stabbed him in the upper reason</text:p>
      <text:p text:style-name="Standard"><text:soft-page-break/>and name was always his belt and robed him and he</text:p>
      <text:p text:style-name="Standard">brought the sign to the lords that he was supposed to be</text:p>
      <text:p text:style-name="Standard">inside dropped off So the von LÜtzern vmb judge</text:p>
      <text:p text:style-name="Standard">one mort. The ones from Bern didn't like that and saved</text:p>
      <text:p text:style-name="Standard">the one from Lützern in there. It was so bad that the von</text:p>
      <text:p text:style-name="Standard">Lützerns did the mlir vf the Mliseg and the turn there. But</text:p>
      <text:p text:style-name="Standard">that's how the court of Lützem would be hept, as many</text:p>
      <text:p text:style-name="Standard">places gave the good word to those of Bern.</text:p>
      <text:p text:style-name="Standard">Nevertheless, something has a message from him</text:p>
      <text:p text:style-name="Standard">Machine Translated by Google</text:p>
      <text:p text:style-name="Standard">56</text:p>
      <text:p text:style-name="Standard">0</text:p>
      <text:p text:style-name="Standard">57</text:p>
      <text:p text:style-name="Standard">'</text:p>
      <text:p text:style-name="Standard">'</text:p>
      <text:p text:style-name="Standard">'</text:p>
      <text:p text:style-name="Standard">About the Appenzeller before they became a federal place</text:p>
      <text:p text:style-name="Standard">The abbot complained to the imperial cities of Constance,</text:p>
      <text:p text:style-name="Standard">Überlingen, Buchhorn, Lindau, Memmingen and others</text:p>
      <text:p text:style-name="Standard">who were allied with each other. They marched with the abbot</text:p>
      <text:p text:style-name="Standard">against the Appenzeller family and there was a great</text:p>
      <text:p text:style-name="Standard">battle near Speicher38. The townsfolk fled and those from</text:p>
      <text:p text:style-name="Standard">Appenzell and the warriors fighting with them chased them</text:p>
      <text:p text:style-name="Standard">out and hurried after them to the Bleiche near St. Gallen.</text:p>
      <text:p text:style-name="Standard">The war continued, but the cities no longer wanted to attack</text:p>
      <text:p text:style-name="Standard">Appenzell.</text:p>
      <text:p text:style-name="Standard">The abbot and the Appenzeller got into a fight and the</text:p>
      <text:p text:style-name="Standard">Appenzeller felt he wanted to force them to do more than they</text:p>
      <text:p text:style-name="Standard">owed him and went and begged the von Schwyz to take</text:p>
      <text:p text:style-name="Standard">them to fellow countrymen and into their umbrella. The</text:p>
      <text:p text:style-name="Standard">people of Schwyz declared them to be country people</text:p>
      <text:p text:style-name="Standard">and sent them their warriors. Thus a war ensued between</text:p>
      <text:p text:style-name="Standard">those of Appenzell and the Abbot of St. Gallen. The Schwyz</text:p>
      <text:p text:style-name="Standard">gave the Appenzeller a mayor and a captain from their</text:p>
      <text:p text:style-name="Standard">country; the mayor's name was Wernli Anseb, the captain</text:p>
      <text:p text:style-name="Standard">Löri.</text:p>
      <text:p text:style-name="Standard">lantgericht went, they ruled I had not lan, and bisun other the</text:p>
      <text:p text:style-name="Standard">Nid the forest etc.</text:p>
      <text:p text:style-name="Standard">were37• At that time there was an abbot in St. Gallen who</text:p>
      <text:p text:style-name="Standard">claimed that he inherited every dead person in Appenzell.</text:p>
      <text:p text:style-name="Standard">When a poor man died, the people of Appenzell buried him</text:p>
      <text:p text:style-name="Standard">in his best clothes. Then the abbot came and forced her to</text:p>
      <text:p text:style-name="Standard">dig up the dead man and give him the dress.</text:p>
      <text:p text:style-name="Standard">And so the people of Appezell came to terms with the abbot</text:p>
      <text:p text:style-name="Standard">of Sant Gallen. That came about because the von Switz gave</text:p>
      <text:p text:style-name="Standard">those from Appezell an amman and a houtman vs ireland</text:p>
      <text:p text:style-name="Standard">in the von Appezel country and the amman was called Wernli</text:p>
      <text:p text:style-name="Standard">Anseb, the houtman was called Lori.</text:p>
      <text:p text:style-name="Standard">From Appenzell because of, ee to dheim place of</text:p>
      <text:p text:style-name="Standard"><text:soft-page-break/>You for the abbot and complains to the richstetten</text:p>
      <text:p text:style-name="Standard">Costitz Vberlingen, Buchhorn, Lindow, Memmingen and as</text:p>
      <text:p text:style-name="Standard">vil you were in an alliance with each other. The trains with</text:p>
      <text:p text:style-name="Standard">the abbot vf the von Appezell and chess a big slaughter</text:p>
      <text:p text:style-name="Standard">to the Spicher. And they would always flee, and they</text:p>
      <text:p text:style-name="Standard">chased the ones from Appezell and the servants who were</text:p>
      <text:p text:style-name="Standard">inside, from the land and went inside to vntz vf the bleigki gan</text:p>
      <text:p text:style-name="Standard">Sant Gallen. So it was at war for a long time, but they didn't</text:p>
      <text:p text:style-name="Standard">always want to make Appezell.</text:p>
      <text:p text:style-name="Standard">Confederates know what an abbot in Sant Gallen thinks, if</text:p>
      <text:p text:style-name="Standard">someone dies in Appenzell, he should live inside. That fits,</text:p>
      <text:p text:style-name="Standard">that a poor man died, the Appezeller buried him in his best</text:p>
      <text:p text:style-name="Standard">dress. The abbot for too and twang sy , the sy you have</text:p>
      <text:p text:style-name="Standard">to resist vs dig and always dress Foren to and advertise to</text:p>
      <text:p text:style-name="Standard">the von Switz, that they should take and in their umbrella.</text:p>
      <text:p text:style-name="Standard">That's what the von Switz and name sy zü lantlÜten did and</text:p>
      <text:p text:style-name="Standard">let the servants inside get access.</text:p>
      <text:p text:style-name="Standard">Machine Translated by Google</text:p>
      <text:p text:style-name="Standard">59</text:p>
      <text:p text:style-name="Standard">'</text:p>
      <text:p text:style-name="Standard">So for the abbot to duke Fridrich von Osterrich and</text:p>
      <text:p text:style-name="Standard">saved with the so much that the duke has always been</text:p>
      <text:p text:style-name="Standard">helpful since and has always been helpful. And he gets</text:p>
      <text:p text:style-name="Standard">you with the abbot vf the von Appezell and samletten vf</text:p>
      <text:p text:style-name="Standard">once ze Altstetten, a great power of loathing and trains</text:p>
      <text:p text:style-name="Standard">there then ann shock and rule up into the gan Geys to</text:p>
      <text:p text:style-name="Standard">the letzi. So the appellants were there and for them ignited</text:p>
      <text:p text:style-name="Standard">and let the vyenden ettwi vil over the last ones in. You</text:p>
      <text:p text:style-name="Standard">thought they had just left them in, you attacked them and</text:p>
      <text:p text:style-name="Standard">they defeated them and they fought back over the last</text:p>
      <text:p text:style-name="Standard">ones -{rs and the big ones fled and the Appezellers who</text:p>
      <text:p text:style-name="Standard">vyent vntz to the Rin and the rulers succumbed there.</text:p>
      <text:p text:style-name="Standard">and from there to the upper March, which they took by</text:p>
      <text:p text:style-name="Standard">force. Since it was too remote for them, they gave it to those</text:p>
      <text:p text:style-name="Standard">from Schwyz, because they were country people from</text:p>
      <text:p text:style-name="Standard">Schwyz.</text:p>
      <text:p text:style-name="Standard">The abbot then went to Duke Friedrich of Austria and</text:p>
      <text:p text:style-name="Standard">persuaded him to promise and provide help. He and the</text:p>
      <text:p text:style-name="Standard">abbot gathered a large army to Altstätten and from there</text:p>
      <text:p text:style-name="Standard">went to the Stoss and wanted to go up against Gais to</text:p>
      <text:p text:style-name="Standard">the Letzi. The Appenzeller got ready and let their enemies</text:p>
      <text:p text:style-name="Standard">through the Letzi. When they found enough coming in, they</text:p>
      <text:p text:style-name="Standard">attacked, slew them and chased them beyond the</text:p>
      <text:p text:style-name="Standard">Letzi. The large army fled and the Appenzellers chased</text:p>
      <text:p text:style-name="Standard">them to the Rhine. Many Austrians were beaten30.</text:p>
      <text:p text:style-name="Standard">honestly and names of vil lands and Lüten in vntz vber</text:p>
      <text:p text:style-name="Standard">the Arliberg hinn in vntz gan Landeck* to the brugk and</text:p>
      <text:p text:style-name="Standard">we became so vil that one inside rn'.it is different since that</text:p>
      <text:p text:style-name="Standard">Having won in this way, they moved to Wattwil</text:p>
      <text:p text:style-name="Standard"><text:soft-page-break/>After that it went to the von Appezell and got it</text:p>
      <text:p text:style-name="Standard">After that, the Appenzellers did well, they fought</text:p>
      <text:p text:style-name="Standard">bravely and took a lot of land and people, all the way</text:p>
      <text:p text:style-name="Standard">over the Arlberg to Landeck and the bridge. Their</text:p>
      <text:p text:style-name="Standard">territory grew so large that it was simply referred to as the Confederation</text:p>
      <text:p text:style-name="Standard">After that came a cold winter and what Bregitz didn't</text:p>
      <text:p text:style-name="Standard">win and what a coppersmith from Switz ir Houtman and</text:p>
      <text:p text:style-name="Standard">Bregitz had won. So the rulers came . The vemam of</text:p>
      <text:p text:style-name="Standard">houtman vnd write the of Appe-</text:p>
      <text:p text:style-name="Standard">Dü sy nü the deed came upon and the vyenden were</text:p>
      <text:p text:style-name="Standard">located above, you train through the country har vntz gan</text:p>
      <text:p text:style-name="Standard">Wattwyl and then in the upper March what the rule of</text:p>
      <text:p text:style-name="Standard">Osterrich, and named them by force. And when that</text:p>
      <text:p text:style-name="Standard">happened, and when you didn't lie inside what you</text:p>
      <text:p text:style-name="Standard">were thinking about , and the people from Switz shuffled</text:p>
      <text:p text:style-name="Standard">around and the Appezellers who were from Switz lantlüt.</text:p>
      <text:p text:style-name="Standard">After that came a cold winter and Bregenz was besieged</text:p>
      <text:p text:style-name="Standard">by them under a captain coppersmith from Schwyz.</text:p>
      <text:p text:style-name="Standard">Now Austrian warriors were approaching. The captain</text:p>
      <text:p text:style-name="Standard">realized it and wrote it down</text:p>
      <text:p text:style-name="Standard">blind.</text:p>
      <text:p text:style-name="Standard">58</text:p>
      <text:p text:style-name="Standard">corrected from «Landshut»</text:p>
      <text:p text:style-name="Standard">v</text:p>
      <text:p text:style-name="Standard">'</text:p>
      <text:p text:style-name="Standard">*</text:p>
      <text:p text:style-name="Standard">0</text:p>
      <text:p text:style-name="Standard">0</text:p>
      <text:p text:style-name="Standard">Machine Translated by Google</text:p>
      <text:p text:style-name="Standard">61</text:p>
      <text:p text:style-name="Standard">60</text:p>
      <text:p text:style-name="Standard">i</text:p>
      <text:p text:style-name="Standard">1</text:p>
      <text:p text:style-name="Standard">zell, the sy imm ze help cores. And when they</text:p>
      <text:p text:style-name="Standard">announce what was done, he and his servants were</text:p>
      <text:p text:style-name="Standard">attacked and slain.</text:p>
      <text:p text:style-name="Standard">and provided with twelve men, namely the old Freuler,</text:p>
      <text:p text:style-name="Standard">Hans Hagen, Ueli Brunner von Berven, Werli Bürgler, Welti</text:p>
      <text:p text:style-name="Standard">Ott von Muotatal, Stocki von Steinen, Jost Merkli, Jenni</text:p>
      <text:p text:style-name="Standard">Karner and others. The castle had been handed over to</text:p>
      <text:p text:style-name="Standard">them by the Countess of Toggenburg. Then it happened</text:p>
      <text:p text:style-name="Standard">that those from Appenzell wanted to move to Frauenfeld</text:p>
      <text:p text:style-name="Standard">and those from Uri and Schwyz were supposed to help</text:p>
      <text:p text:style-name="Standard">them. However, Ammann Rot von Uri said that they were at</text:p>
      <text:p text:style-name="Standard">peace with Duke Friedrich, whereupon everyone went home.</text:p>
      <text:p text:style-name="Standard">Now the 12 men were attacked and taken prisoner. King</text:p>
      <text:p text:style-name="Standard">Ruprecht then tried to mediate to free the 12 men. To do</text:p>
      <text:p text:style-name="Standard">this, the people of Appenzell had to give back all the land</text:p>
      <text:p text:style-name="Standard">they had gained and give it back to every country and people.</text:p>
      <text:p text:style-name="Standard"><text:soft-page-break/>Appenzell that one should come to his aid. Before they</text:p>
      <text:p text:style-name="Standard">could do that, he was attacked by many soldiers and they</text:p>
      <text:p text:style-name="Standard">were slain.</text:p>
      <text:p text:style-name="Standard">And because of the train, when the people from Switz had</text:p>
      <text:p text:style-name="Standard">pulled a fart VS because of the one from Frowenfeld,</text:p>
      <text:p text:style-name="Standard">because you had to fire and rule the sale and had forgotten</text:p>
      <text:p text:style-name="Standard">the schenki, March and the sy from ir because of land and</text:p>
      <text:p text:style-name="Standard">air , that they had won, for the sake of the xij men , that the -</text:p>
      <text:p text:style-name="Standard">{rs came, that they would push and give up to each</text:p>
      <text:p text:style-name="Standard">other and those of Switz left those of Appezell and</text:p>
      <text:p text:style-name="Standard">Lantrechtz alone . Accordingly, the von Appezell of the</text:p>
      <text:p text:style-name="Standard">seven places have become citizens and lantlüt. you that long</text:p>
      <text:p text:style-name="Standard">At that time, the Schwyzers had occupied the Kyburg</text:p>
      <text:p text:style-name="Standard">save the amman red from Vre so vil dar zü, dar vmb that</text:p>
      <text:p text:style-name="Standard">the confederates were at peace with duke Fridrich, the</text:p>
      <text:p text:style-name="Standard">iederman hein zach. And the xij man vf Kybürg would be</text:p>
      <text:p text:style-name="Standard">attacked and captured. It came to you, the ldmg Rüprecht</text:p>
      <text:p text:style-name="Standard">dar zü tett and the thing done, that the xij man would be</text:p>
      <text:p text:style-name="Standard">lidig. And those of Appenzell from the xij men would have to</text:p>
      <text:p text:style-name="Standard">because of the land they had won before, against everyone's</text:p>
      <text:p text:style-name="Standard">land and suffered, because they hoard it .</text:p>
      <text:p text:style-name="Standard">Nü had the von Switz in the zyten KybÜrg inn vnd</text:p>
      <text:p text:style-name="Standard">Because of the move that the Schwyzers had made</text:p>
      <text:p text:style-name="Standard">against Frauenfeld, they wanted the pay and had forgotten</text:p>
      <text:p text:style-name="Standard">March's gift. They didn't take into account that the</text:p>
      <text:p text:style-name="Standard">Appenzellers had to give up land and people because of</text:p>
      <text:p text:style-name="Standard">the 12 men so that they could be free. This led to a dispute</text:p>
      <text:p text:style-name="Standard">and those from Schwyz released those from Appenzell</text:p>
      <text:p text:style-name="Standard">from their land rights. After that, the Appenzell citizens</text:p>
      <text:p text:style-name="Standard">and country people of the seven towns became. After that</text:p>
      <text:p text:style-name="Standard">stayed that way for a long time and the Appenzeller family</text:p>
      <text:p text:style-name="Standard">Twelve people had accompanied us by name: old</text:p>
      <text:p text:style-name="Standard">Fröwler, Hans Hagen, Vli Brünner von Berven, Werli</text:p>
      <text:p text:style-name="Standard">Bürgler, Welti Ott von Mütental, Stocki von Steinen, J ost</text:p>
      <text:p text:style-name="Standard">Merkli, Jenni Karner and so many that we were xij. A countess</text:p>
      <text:p text:style-name="Standard">from Toggenbürg had entered them inside. This makes</text:p>
      <text:p text:style-name="Standard">it clear that the ones from Appezell for Frowenfeld wanted to</text:p>
      <text:p text:style-name="Standard">be inside and those from Vre and those from Switz should be züzien. do</text:p>
      <text:p text:style-name="Standard">Machine Translated by Google</text:p>
      <text:p text:style-name="Standard">.</text:p>
      <text:p text:style-name="Standard">'</text:p>
      <text:p text:style-name="Standard">63</text:p>
      <text:p text:style-name="Standard">62</text:p>
      <text:p text:style-name="Standard">Ask Confederates for the content of the Federal Letters40•</text:p>
      <text:p text:style-name="Standard">Than those of Vre and those of Vnderwalden Lyfinen that</text:p>
      <text:p text:style-name="Standard">wet had done a lot of service, they were on their</text:p>
      <text:p text:style-name="Standard">As the Urner and Unterwaldner the valley of the Leventina</text:p>
      <text:p text:style-name="Standard">It was such a joy with the two limbs pulled in front and the last ones</text:p>
      <text:p text:style-name="Standard">won when they saw the trickling river. Because of what the other</text:p>
      <text:p text:style-name="Standard"><text:soft-page-break/>Confederates did not know, they came inside who were so</text:p>
      <text:p text:style-name="Standard">constrained, and those from Zug and Glarus with XXX and c men</text:p>
      <text:p text:style-name="Standard">came with them. So you lay in the well of hl'.is ze Royd, and you</text:p>
      <text:p text:style-name="Standard">he said that the two lenders die last</text:p>
      <text:p text:style-name="Standard">country in names, which were gotzhusliit of the ordinaries ze</text:p>
      <text:p text:style-name="Standard">Meyland, and sy should shield from the worldly, who suffered great</text:p>
      <text:p text:style-name="Standard">harm to the poor there in the country. Since now the ordinaries of</text:p>
      <text:p text:style-name="Standard">the two lenders of the court, which you had there, gondolas,</text:p>
      <text:p text:style-name="Standard">that's not worth anything. You make it yourselves, the masters</text:p>
      <text:p text:style-name="Standard">of Lorentzen Punt, Russ zum Turn and Franschiskün the von</text:p>
      <text:p text:style-name="Standard">Pfeyd a big robbery name in the alp to Suwenstein with your people.</text:p>
      <text:p text:style-name="Standard">The name of the two lenders and forward to the lords, that they</text:p>
      <text:p text:style-name="Standard">returned Iran to the Irish. Dar to answer the gentlemen inside,</text:p>
      <text:p text:style-name="Standard">with politely waiting the von vre hinn in too</text:p>
      <text:p text:style-name="Standard">has confessed, then the hand of Appenzell served the Confederates</text:p>
      <text:p text:style-name="Standard">so much , the sis hand begged, the sis hand to the Confederates</text:p>
      <text:p text:style-name="Standard">genome according to the content of the letters, etc.</text:p>
      <text:p text:style-name="Standard">If you work hard with your big help, you rule it with inner bi'.iwen.</text:p>
      <text:p text:style-name="Standard">The same reply angered the two lenders and begged them to</text:p>
      <text:p text:style-name="Standard">help the inside out in trains and inside to smell the damage</text:p>
      <text:p text:style-name="Standard">being done to the Irish. That's what the Confederates and trains</text:p>
      <text:p text:style-name="Standard">did, those from Zurich with inside with two hundred slits, those from</text:p>
      <text:p text:style-name="Standard">Lutzern with ir paner and vil from Switz.</text:p>
      <text:p text:style-name="Standard">the residents were church members of the Milan cathedral</text:p>
      <text:p text:style-name="Standard">chapter, which was supposed to protect them from worldly</text:p>
      <text:p text:style-name="Standard">masters who harassed the poor people. After the monastery</text:p>
      <text:p text:style-name="Standard">had handed over the court to the two countries, Lorenzo di</text:p>
      <text:p text:style-name="Standard">Ponte, Russo della Torre and Francisconi and their people</text:p>
      <text:p text:style-name="Standard">committed a great robbery of the people of Faido in the Alp zum</text:p>
      <text:p text:style-name="Standard">Suwenstein. The two countries demanded that they return the</text:p>
      <text:p text:style-name="Standard">robbery. The gentlemen answered with mockery that those from</text:p>
      <text:p text:style-name="Standard">Uri should only come to them with their big necks, so they wanted</text:p>
      <text:p text:style-name="Standard">to fertilize their fields with them. This annoyed the two</text:p>
      <text:p text:style-name="Standard">countries and they asked their confederates to go there with them</text:p>
      <text:p text:style-name="Standard">to avenge the damage41. The confederates did this, namely the</text:p>
      <text:p text:style-name="Standard">Zurich with two hundred riflemen, those from Lucerne with their</text:p>
      <text:p text:style-name="Standard">banner and many from Schwyz. In front of them a Freiharst had set</text:p>
      <text:p text:style-name="Standard">out with the two countries that the Letzi took, seeing whether the</text:p>
      <text:p text:style-name="Standard">storm was falling. The other Confederates followed them, and</text:p>
      <text:p text:style-name="Standard">with them those from Zug and Glarus went with thirty and a</text:p>
      <text:p text:style-name="Standard">hundred men. Now they were lying in Breno's castle and when</text:p>
      <text:p text:style-name="Standard">he saw that they had taken the Letzi and</text:p>
      <text:p text:style-name="Standard">Machine Translated by Google</text:p>
      <text:p text:style-name="Standard">64</text:p>
      <text:p text:style-name="Standard">65</text:p>
      <text:p text:style-name="Standard">1</text:p>
      <text:p text:style-name="Standard">1</text:p>
      <text:p text:style-name="Standard">that so many Confederates moved up, he handed over to</text:p>
      <text:p text:style-name="Standard">the two countries what was below the Steinerne Stiege</text:p>
      <text:p text:style-name="Standard"><text:soft-page-break/>with Domo and the Grefelberg. The two countries occupied</text:p>
      <text:p text:style-name="Standard">it to keep it. The two countries included those from Zurich,</text:p>
      <text:p text:style-name="Standard">Lucerne, Zug and Glarus, who were there with their flags,</text:p>
      <text:p text:style-name="Standard">in the rule of the country, made Schudier the judge and left</text:p>
      <text:p text:style-name="Standard">him there with mercenaries. Around Christmas the</text:p>
      <text:p text:style-name="Standard">Ghibellines in the valley below told the judge and his</text:p>
      <text:p text:style-name="Standard">mercenaries to come to them, because they wanted to</text:p>
      <text:p text:style-name="Standard">swear to them too. Then the judge and his mercenaries</text:p>
      <text:p text:style-name="Standard">went to them, believing they would swear to him , but they</text:p>
      <text:p text:style-name="Standard">caught him and killed six or seven of his men.</text:p>
      <text:p text:style-name="Standard">The two countries entered and let those from</text:p>
      <text:p text:style-name="Standard">Zurich, Lützern, Zug and Glarus, who were there with their</text:p>
      <text:p text:style-name="Standard">names, go inward to the country and one, whose name</text:p>
      <text:p text:style-name="Standard">was Zt'.idis, was appointed to the judge and with soldiers</text:p>
      <text:p text:style-name="Standard">leave the country. Dü nü vmb wienacht was, you for the</text:p>
      <text:p text:style-name="Standard">Gibling on the syten in the country ignite and give the</text:p>
      <text:p text:style-name="Standard">judge and sen soldneren the sy to core, sy rule inside also</text:p>
      <text:p text:style-name="Standard">swerren. Dar vf zach the judge vber hinn to the inside with</text:p>
      <text:p text:style-name="Standard">his soldiers and wall, sy rule always swerren than sy always</text:p>
      <text:p text:style-name="Standard">had bids. Dü viengen sy inn vnd stabbed in vj or vij man.</text:p>
      <text:p text:style-name="Standard">That annoyed you the Confederates and you arm yourself</text:p>
      <text:p text:style-name="Standard">and move with your power and with me in a panic and</text:p>
      <text:p text:style-name="Standard">Tranton broke the ht'.is and won four turns and broke all</text:p>
      <text:p text:style-name="Standard">and was bronzed in one turn and fell and he stabbed .</text:p>
      <text:p text:style-name="Standard">According to that, one then zach and one appoints a</text:p>
      <text:p text:style-name="Standard">judge in the country, his name was Frantzescht Bronn, who</text:p>
      <text:p text:style-name="Standard">says what you do in the country, etc.</text:p>
      <text:p text:style-name="Standard">houptman, was the name of Ziefron. The name of a</text:p>
      <text:p text:style-name="Standard">people to imm and zach dür Wallas vf in an escort</text:p>
      <text:p text:style-name="Standard">Gitzschartz von Raren, who sy siben myl dür Wallas in</text:p>
      <text:p text:style-name="Standard">accompanies vnd hies inside spis gen vmb ir applies, and</text:p>
      <text:p text:style-name="Standard">the nam you the country in. That was something zytz. Now you were Wallas's</text:p>
      <text:p text:style-name="Standard">This annoyed the Confederates, who armed themselves and</text:p>
      <text:p text:style-name="Standard">marched there with their procession and banners, broke</text:p>
      <text:p text:style-name="Standard">the castle of Trontano and conquered four towers, which</text:p>
      <text:p text:style-name="Standard">they all destroyed. Many people were burned or</text:p>
      <text:p text:style-name="Standard">stabbed on a tower. Then they went home and installed</text:p>
      <text:p text:style-name="Standard">Francesco Breno as judge, who was the most distinguished</text:p>
      <text:p text:style-name="Standard">in the country. Now came the Count of Savoy, took a</text:p>
      <text:p text:style-name="Standard">chevron for captain. He gathered soldiers and went up the</text:p>
      <text:p text:style-name="Standard">Valais under the protection of Gischart von Raron, who</text:p>
      <text:p text:style-name="Standard">escorted them seven miles and sold food, and took the</text:p>
      <text:p text:style-name="Standard">country. That took a long time. Now the Valais acquired the</text:p>
      <text:p text:style-name="Standard">castle right from</text:p>
      <text:p text:style-name="Standard">had won and inside I idgnoss came with such strong help,</text:p>
      <text:p text:style-name="Standard">you for he ignited and gave the two countries in what nid the</text:p>
      <text:p text:style-name="Standard">Steinen Stegen what with Thum and the Grefelberg. The</text:p>
      <text:p text:style-name="Standard">occupied the two lenders to control etc.</text:p>
      <text:p text:style-name="Standard">You for the Count of Safay zü and took one to one</text:p>
      <text:p text:style-name="Standard"><text:soft-page-break/>Machine Translated by Google</text:p>
      <text:p text:style-name="Standard">67</text:p>
      <text:p text:style-name="Standard">After that, Count Hans von Sachs let himself be told</text:p>
      <text:p text:style-name="Standard">that he should give his daughter to Riischgun, and if you</text:p>
      <text:p text:style-name="Standard">think the lord of Meyland, Bellitz should always be in.</text:p>
      <text:p text:style-name="Standard">Lucerne and the Landrecht of Uri and Unterwalden and the</text:p>
      <text:p text:style-name="Standard">Confederates, who could not endure the disgrace, went</text:p>
      <text:p text:style-name="Standard">to them, drove out the Count, and took from him a banner</text:p>
      <text:p text:style-name="Standard">hanging at seed. They also reconquered the country,</text:p>
      <text:p text:style-name="Standard">breaking down the Castle of Matarella and the second</text:p>
      <text:p text:style-name="Standard">Castle of the Judge of Domo near the Cathedral, which</text:p>
      <text:p text:style-name="Standard">are still in ruins.</text:p>
      <text:p text:style-name="Standard">Afterwards, on Christmas Eve, they moved</text:p>
      <text:p text:style-name="Standard">And what instructed the same lord of Meyland to direct</text:p>
      <text:p text:style-name="Standard">the daughters, who are to become Rüschgiin, vmb ir</text:p>
      <text:p text:style-name="Standard">estimate, so to Bellitz hetti, solti. And when the lords of</text:p>
      <text:p text:style-name="Standard">Meyland's soldiers came and the statute and castle ruled in</text:p>
      <text:p text:style-name="Standard">Nemen, you were the lenders in front of you and were in</text:p>
      <text:p text:style-name="Standard">front of you and judged it, that wasn't chess. You</text:p>
      <text:p text:style-name="Standard">two countries with their flags to Faido and wanted to</text:p>
      <text:p text:style-name="Standard">protect the Leventina from the Lord of Sax. Clerics and</text:p>
      <text:p text:style-name="Standard">laymen traded among themselves and in the end the Lords</text:p>
      <text:p text:style-name="Standard">of Sax became eternal country people of the two countries.</text:p>
      <text:p text:style-name="Standard">They promised not to give Bellinzona to anyone without</text:p>
      <text:p text:style-name="Standard">their consent. In case of need , the two countries should</text:p>
      <text:p text:style-name="Standard">come to their aid. But they didn't keep this contract and</text:p>
      <text:p text:style-name="Standard">did what they wanted. Albrecht von Sax was killed.</text:p>
      <text:p text:style-name="Standard">After that, Hans von Sax undertook to give his daughter</text:p>
      <text:p text:style-name="Standard">to Rusconi and the lord of Milan wanted to acquire</text:p>
      <text:p text:style-name="Standard">Bellinzona at the same time. It was intended that the lord</text:p>
      <text:p text:style-name="Standard">of Milan would have to pay the daughter that Rusconi was</text:p>
      <text:p text:style-name="Standard">to receive for her dowry that was assigned to her at</text:p>
      <text:p text:style-name="Standard">Bellinzona. But when the mercenaries of the Lord of Milan</text:p>
      <text:p text:style-name="Standard">wanted to take the city and castle, the countries that had</text:p>
      <text:p text:style-name="Standard">been informed were there before them and refused it.</text:p>
      <text:p text:style-name="Standard">Count Hans von Sax disappeared and wasn't up</text:p>
      <text:p text:style-name="Standard">direction useful and for, as sy liked ~ etc. And became a</text:p>
      <text:p text:style-name="Standard">gentleman from Sachs, her Albrechts, vmb brought etc.</text:p>
      <text:p text:style-name="Standard">the citizen of LÜtzem and the one from V re and the</text:p>
      <text:p text:style-name="Standard">one from Vnderwalden lantlut and you the Confederates</text:p>
      <text:p text:style-name="Standard">who didn't want to suffer smach me , you moved sy inhinn</text:p>
      <text:p text:style-name="Standard">and expelled the count and name always a paner, who</text:p>
      <text:p text:style-name="Standard">still hangs ze seeds, and won the country against and</text:p>
      <text:p text:style-name="Standard">broke Matrell and the judge ze Thürn other castle at the</text:p>
      <text:p text:style-name="Standard">cathedral and Hesse that is so and are still broken .</text:p>
      <text:p text:style-name="Standard">You, after a bright evening at night, you drew your two</text:p>
      <text:p text:style-name="Standard">whole whistle with your little sign and lay there and ruled</text:p>
      <text:p text:style-name="Standard">the lights in front of the von Sachs umbrellas that you</text:p>
      <text:p text:style-name="Standard">wanted. That vnder for spiritually vnd worldly vnd save</text:p>
      <text:p text:style-name="Standard"><text:soft-page-break/>gÜtz jn the things and did it too so much that the von</text:p>
      <text:p text:style-name="Standard">Sachs of the two would live eternally, and promised the</text:p>
      <text:p text:style-name="Standard">von Sachs to the lives of the people, Bellitz admit nobody,</text:p>
      <text:p text:style-name="Standard">the with will Vre vnd Vnderwalden , and if it happens</text:p>
      <text:p text:style-name="Standard">that Sachs does not do it, then the lenders should be able</text:p>
      <text:p text:style-name="Standard">to help and pour it out. That existed as it does and</text:p>
      <text:p text:style-name="Standard">held the</text:p>
      <text:p text:style-name="Standard">66</text:p>
      <text:p text:style-name="Standard">Machine Translated by Google</text:p>
      <text:p text:style-name="Standard">68</text:p>
      <text:p text:style-name="Standard">69</text:p>
      <text:p text:style-name="Standard">'</text:p>
      <text:p text:style-name="Standard">.</text:p>
      <text:p text:style-name="Standard">softly count Hans von Sachs then and did not let himself</text:p>
      <text:p text:style-name="Standard">be denied. Nevertheless, what Count Donat and Count</text:p>
      <text:p text:style-name="Standard">Caspar there. So the von Lützern and the von Switzers came</text:p>
      <text:p text:style-name="Standard">with their drawings to the two countries, who saved you so</text:p>
      <text:p text:style-name="Standard">much that they would be in a rightly defended position in</text:p>
      <text:p text:style-name="Standard">the Swiss Confederation. You were spoken to by the</text:p>
      <text:p text:style-name="Standard">younger counts of Jetweddrem land xif gildin , and the same</text:p>
      <text:p text:style-name="Standard">young people should remain by ir Lantrecht and the two lenders Bellitz etc.</text:p>
      <text:p text:style-name="Standard">The two countries then sent their message to the</text:p>
      <text:p text:style-name="Standard">Confederates to heed their warning. This they promised</text:p>
      <text:p text:style-name="Standard">in such words that the countries became angry and went</text:p>
      <text:p text:style-name="Standard">home. The Confederates said it was May and there was</text:p>
      <text:p text:style-name="Standard">nothing to eat at that time .</text:p>
      <text:p text:style-name="Standard">That was now so long in good terms and the lenders of</text:p>
      <text:p text:style-name="Standard">the junk KÜng Sigmund des gifted and fried would be</text:p>
      <text:p text:style-name="Standard">handed over to Rychs. After that, you advance from Meyland</text:p>
      <text:p text:style-name="Standard">to the two lenders, because they always give Bellitz ze to</text:p>
      <text:p text:style-name="Standard">buy. The rulers do not do that. You sy imm the swearing, you</text:p>
      <text:p text:style-name="Standard">for the lord zü and nam Bellitz in vnabgeseiter thing. You, in</text:p>
      <text:p text:style-name="Standard">turn, dielender gan Gyrnis and manten ir oaths nahinn, dÜ</text:p>
      <text:p text:style-name="Standard">the oaths gnosses promised themselves with ir botten and</text:p>
      <text:p text:style-name="Standard">rule nit nahinn. After that , the two countries sent an</text:p>
      <text:p text:style-name="Standard">embassy to you, asking you whether you would rule after the</text:p>
      <text:p text:style-name="Standard">event. But they promised that with a long wait, that the</text:p>
      <text:p text:style-name="Standard">people would get angry and move home, because the</text:p>
      <text:p text:style-name="Standard">Confederates thought that there was good food in the</text:p>
      <text:p text:style-name="Standard">meygen and fundi ; But as soon as you find something, you</text:p>
      <text:p text:style-name="Standard">take care of yourself and do what you should do , etc.</text:p>
      <text:p text:style-name="Standard">As soon as you found something, they wanted to go with you</text:p>
      <text:p text:style-name="Standard">and do what good men should do .</text:p>
      <text:p text:style-name="Standard">That took a long time and the countries received it</text:p>
      <text:p text:style-name="Standard">And when the lenders were there, du for the her from</text:p>
      <text:p text:style-name="Standard">Meyland in the zü and nam Lyfinen and what the oaths</text:p>
      <text:p text:style-name="Standard">had enet to Göthart in and came a word, the lord of the wölti</text:p>
      <text:p text:style-name="Standard">the duty ze Göschinen in nemen and vf the Stiebenden Brüg</text:p>
      <text:p text:style-name="Standard">make a turn. That pisses them off</text:p>
      <text:p text:style-name="Standard"><text:soft-page-break/>When the countries had moved home, the lord of</text:p>
      <text:p text:style-name="Standard">Milan took the Leventina and everything the Confederates</text:p>
      <text:p text:style-name="Standard">had beyond the Gotthard, and rumors arose that he</text:p>
      <text:p text:style-name="Standard">wanted to occupy the customs at Göschenen and build a</text:p>
      <text:p text:style-name="Standard">tower on the flying bridge. The Ver</text:p>
      <text:p text:style-name="Standard">Liberty privileges from the empire by King Sigmund.</text:p>
      <text:p text:style-name="Standard">to be found, but Counts Donat and Caspar were there and</text:p>
      <text:p text:style-name="Standard">the people of Lucerne and Schwyz came to the two countries</text:p>
      <text:p text:style-name="Standard">with their flags. Now it was negotiated and it was decided</text:p>
      <text:p text:style-name="Standard">that the messengers of the Confederates should adjudicate.</text:p>
      <text:p text:style-name="Standard">After the verdict, the young counts were awarded 1,200</text:p>
      <text:p text:style-name="Standard">guilders from each of the two countries .</text:p>
      <text:p text:style-name="Standard">Afterwards, however, the lord of Milan demanded that the</text:p>
      <text:p text:style-name="Standard">two countries sell Bellinzona to him. When they didn't</text:p>
      <text:p text:style-name="Standard">want to and refused him, he conquered Bellinzona without</text:p>
      <text:p text:style-name="Standard">a declaration of war. Then the countries moved to</text:p>
      <text:p text:style-name="Standard">Giornico and asked their confederates for help. They</text:p>
      <text:p text:style-name="Standard">promised this with their messengers, but did not come.</text:p>
      <text:p text:style-name="Standard">Machine Translated by Google</text:p>
      <text:p text:style-name="Standard">71</text:p>
      <text:p text:style-name="Standard">large army attacked and many were killed on both sides. In</text:p>
      <text:p text:style-name="Standard">the midst of the battle came the von Zug.</text:p>
      <text:p text:style-name="Standard">so had sy vil lbten and gÜtz unloaded vnd helfen vnd the</text:p>
      <text:p text:style-name="Standard">vienden vil helften en vmb bring. Then they came from</text:p>
      <text:p text:style-name="Standard">Zurich . So the almighty God helped the lenders, Lützern, Zug</text:p>
      <text:p text:style-name="Standard">and Lyfinen, who kept the field and I he. And you hept the</text:p>
      <text:p text:style-name="Standard">field and the vyend there were in the stat, you train across the</text:p>
      <text:p text:style-name="Standard">Moyss, you came from Zurich and those from Switz to the</text:p>
      <text:p text:style-name="Standard">inside and would rate and trains come in there.</text:p>
      <text:p text:style-name="Standard">threw the people of Uri, they set out, warned everyone they</text:p>
      <text:p text:style-name="Standard">could and marched before Bellinzona. Those from</text:p>
      <text:p text:style-name="Standard">Unterwalden came to them, then the Lucerne and those from</text:p>
      <text:p text:style-name="Standard">the Leventina. Then the Milanese appeared with one</text:p>
      <text:p text:style-name="Standard">That would be something zytz, that you the Confederates</text:p>
      <text:p text:style-name="Standard">with common advice but in that move gan Ablesch and wanted</text:p>
      <text:p text:style-name="Standard">to calculate their damage, you were saved because they</text:p>
      <text:p text:style-name="Standard">moved against you. But that doesn't matter. For there was</text:p>
      <text:p text:style-name="Standard">rescued from several places, so that the confederates would</text:p>
      <text:p text:style-name="Standard">become one; if that happens, then one should draw. And</text:p>
      <text:p text:style-name="Standard">when some came closer from Sant Gallen and Appenzell,</text:p>
      <text:p text:style-name="Standard">which were all by each other, you moved to the Moys. Then a</text:p>
      <text:p text:style-name="Standard">mers was made and the voices would be reduced and</text:p>
      <text:p text:style-name="Standard">That happened on the 9th hay month 142242• And when</text:p>
      <text:p text:style-name="Standard">they moved towards them, they lost a lot of people and</text:p>
      <text:p text:style-name="Standard">horses with their loads. At that time, the Schwyzers were at Claro.</text:p>
      <text:p text:style-name="Standard">Vre and fllren zu manen and trains ~s and mantin, whom</text:p>
      <text:p text:style-name="Standard">you had to manen , and trains for Bellitz. And those from</text:p>
      <text:p text:style-name="Standard">Vnderwalden came to the inside and then those from Lützern</text:p>
      <text:p text:style-name="Standard">and those from Lyfinen and lay there like that. DÜ the Lord's</text:p>
      <text:p text:style-name="Standard"><text:soft-page-break/>late came with a great force and attacked sy and two parts</text:p>
      <text:p text:style-name="Standard">were slain. And in which as sy argued with each other and</text:p>
      <text:p text:style-name="Standard">watched , you came from Zug.</text:p>
      <text:p text:style-name="Standard">same advice to Biasca to avenge their damage. It was</text:p>
      <text:p text:style-name="Standard">decided that they wanted to move home, but that didn't happen.</text:p>
      <text:p text:style-name="Standard">A number of places said they would move in if the</text:p>
      <text:p text:style-name="Standard">Confederates agreed. When those from St. Gallen and</text:p>
      <text:p text:style-name="Standard">Appenzell came and everyone was together, they moved to</text:p>
      <text:p text:style-name="Standard">the Moesa. A vote was taken and a minority revealed itself,</text:p>
      <text:p text:style-name="Standard">after which they returned</text:p>
      <text:p text:style-name="Standard">After some time, the Confederates moved to Gemein</text:p>
      <text:p text:style-name="Standard">Had they gone, they would have saved many people and</text:p>
      <text:p text:style-name="Standard">property , and killed many enemies. Later came the ones from</text:p>
      <text:p text:style-name="Standard">Zurich. God helped the countries, Lucerne, Zug and the</text:p>
      <text:p text:style-name="Standard">Leventina, that they maintained the battlefield and their honor.</text:p>
      <text:p text:style-name="Standard">When they stood there and the enemy had marched back into</text:p>
      <text:p text:style-name="Standard">the city, they crossed the Moesa, where they were joined by</text:p>
      <text:p text:style-name="Standard">those from Zurich and Schwyz. They discussed the situation</text:p>
      <text:p text:style-name="Standard">and marched home.</text:p>
      <text:p text:style-name="Standard">The chess on the ixten day hovmanotz by born M0 cccc0</text:p>
      <text:p text:style-name="Standard">vnd xxij iar. And in that as the inside trains, you lose them vil</text:p>
      <text:p text:style-name="Standard">lbten and ross and the sy dar vf had etc.</text:p>
      <text:p text:style-name="Standard">You were the ones from Switz to Grar, were they moved in</text:p>
      <text:p text:style-name="Standard">70</text:p>
      <text:p text:style-name="Standard">.</text:p>
      <text:p text:style-name="Standard">1</text:p>
      <text:p text:style-name="Standard">Machine Translated by Google</text:p>
      <text:p text:style-name="Standard">1</text:p>
      <text:p text:style-name="Standard">*a small gap is left here</text:p>
      <text:p text:style-name="Standard">72</text:p>
      <text:p text:style-name="Standard">73</text:p>
      <text:p text:style-name="Standard">•</text:p>
      <text:p text:style-name="Standard">,</text:p>
      <text:p text:style-name="Standard">According to vber a zyt, you zach a fryheit, vc man</text:p>
      <text:p text:style-name="Standard">gan Thum and won last and the stat of a night and would</text:p>
      <text:p text:style-name="Standard">prove to Thum , who were ccc from Switz, the others were</text:p>
      <text:p text:style-name="Standard">a part of LUtzern, Entlibüch and von Ruswil etc, a part of V</text:p>
      <text:p text:style-name="Standard">re vnd von V nderwalden etc.</text:p>
      <text:p text:style-name="Standard">After that you were saved, the sy against hein pull</text:p>
      <text:p text:style-name="Standard">and the court martial was made, which the confederates</text:p>
      <text:p text:style-name="Standard">were xxx* tusing gildin, vsgenomen those of Vnder</text:p>
      <text:p text:style-name="Standard">forests above the forest rule the direction nut . The others</text:p>
      <text:p text:style-name="Standard">all judge themselves less than that . So they got the forest</text:p>
      <text:p text:style-name="Standard">from the lords so long that it was saved, that they were</text:p>
      <text:p text:style-name="Standard">done with the lord , and it was</text:p>
      <text:p text:style-name="Standard">Gallen said they wanted to join the people of Zurich, as their</text:p>
      <text:p text:style-name="Standard">authorities had ordered them to do. Those of</text:p>
      <text:p text:style-name="Standard">Appenzell said their superiors had ordered them to go to</text:p>
      <text:p text:style-name="Standard">the battlefield and avenge the Confederates. If</text:p>
      <text:p text:style-name="Standard"><text:soft-page-break/>everyone had acted like that , it would have been fine,</text:p>
      <text:p text:style-name="Standard">but they didn't want to.</text:p>
      <text:p text:style-name="Standard">Later, a Freiharst of 500 men moved against Dorna,</text:p>
      <text:p text:style-name="Standard">who won the Letzi and the city in one night, but were then</text:p>
      <text:p text:style-name="Standard">besieged in Dorna. Of these, 300 were from Schwyz, the</text:p>
      <text:p text:style-name="Standard">rest from Lucerne, Entlibuch, Ruswil, part of Uri and</text:p>
      <text:p text:style-name="Standard">Unterwalden. When Schwyz heard that his people were</text:p>
      <text:p text:style-name="Standard">under siege, they called for help from the Bernese and</text:p>
      <text:p text:style-name="Standard">their confederates , went there, took the Grefelberg and</text:p>
      <text:p text:style-name="Standard">freed the Freischar. Then everyone came together in</text:p>
      <text:p text:style-name="Standard">Domo and Bern and Solothurn joined them with a large</text:p>
      <text:p text:style-name="Standard">exodus. So they agreed to go back home. The peace has</text:p>
      <text:p text:style-name="Standard">been made. The Confederates received 30,000 guilders,</text:p>
      <text:p text:style-name="Standard">with the exception of those from Obwalden , who did not</text:p>
      <text:p text:style-name="Standard">want peace. The others all agreed. The Obwaldners</text:p>
      <text:p text:style-name="Standard">continued the war until they, too, received the Frie</text:p>
      <text:p text:style-name="Standard">And you heard from Switzerland that the Irish were</text:p>
      <text:p text:style-name="Standard">occupied, you reconnoitered the people from Bern and</text:p>
      <text:p text:style-name="Standard">your confederates and trains in Hinn and won the</text:p>
      <text:p text:style-name="Standard">Grefelberg and liberated the peace. You came all</text:p>
      <text:p text:style-name="Standard">Swiss ze Thürn ze semmen and to the inside of Bern and</text:p>
      <text:p text:style-name="Standard">Solatern with grasser power.</text:p>
      <text:p text:style-name="Standard">resisted hindrances and came nit vf the walstat, but what</text:p>
      <text:p text:style-name="Standard">promised before . And the Confederates had to break up</text:p>
      <text:p text:style-name="Standard">their bushes and so a number of them were moving.</text:p>
      <text:p text:style-name="Standard">Now there were servants from Sant Gallen, who saved</text:p>
      <text:p text:style-name="Standard">divinely, but they ruled by the people of Zurich, and I</text:p>
      <text:p text:style-name="Standard">answered that they had told their masters. But the servants</text:p>
      <text:p text:style-name="Standard">from Appezel spoke, I gentlemen who had been called</text:p>
      <text:p text:style-name="Standard">sy zien vf the walstat and with ir lib and applies to the</text:p>
      <text:p text:style-name="Standard">federal damage help rake. If the others did all the</text:p>
      <text:p text:style-name="Standard">rescuing, then it would be fine, but you won't do anything about it.</text:p>
      <text:p text:style-name="Standard">moved forward and did not reach the battlefield as</text:p>
      <text:p text:style-name="Standard">previously promised. The Confederates had to smash</text:p>
      <text:p text:style-name="Standard">their rifles and left in anger. those of St.</text:p>
      <text:p text:style-name="Standard">Machine Translated by Google</text:p>
      <text:p text:style-name="Standard">74</text:p>
      <text:p text:style-name="Standard">and weren't my citizens, because he had become brittle</text:p>
      <text:p text:style-name="Standard">on the inside and deserts with imm use han and had to tighten</text:p>
      <text:p text:style-name="Standard">in also use . But a day was set for Hasle because of the</text:p>
      <text:p text:style-name="Standard">matter. Dar came Anthoni *here a larger gap is left open</text:p>
      <text:p text:style-name="Standard">the recognized one. They received their share of the 30,000</text:p>
      <text:p text:style-name="Standard">guilders plus 1,200 guilders . Thereupon the peace was</text:p>
      <text:p text:style-name="Standard">decided and registered. Afterwards the lord of Milan, who</text:p>
      <text:p text:style-name="Standard">reigns now in the sixtieth year, became an ally for ever and</text:p>
      <text:p text:style-name="Standard">two charters were made, of which the confederates have one</text:p>
      <text:p text:style-name="Standard">and he has the other, in which it is written what both parties are</text:p>
      <text:p text:style-name="Standard">obliged to do. It would be good to live by.</text:p>
      <text:p text:style-name="Standard">Otherwise they should consider him guilty and punish him. The</text:p>
      <text:p text:style-name="Standard"><text:soft-page-break/>Bernese replied that he had been their citizen but was no</text:p>
      <text:p text:style-name="Standard">longer. He broke his commitments to them, so they had nothing</text:p>
      <text:p text:style-name="Standard">to do with him or punish him. A meeting was scheduled in</text:p>
      <text:p text:style-name="Standard">Hasli, to which Anton Gugler</text:p>
      <text:p text:style-name="Standard">inside ir number and part in the xxxM gold and must do</text:p>
      <text:p text:style-name="Standard">inside then trains xW gold esis do . You were resolved and</text:p>
      <text:p text:style-name="Standard">made a letter to Frid, which we all know, etc.</text:p>
      <text:p text:style-name="Standard">But because of Gitzschartz von Raren, there it is</text:p>
      <text:p text:style-name="Standard">gone DÜ the two lender Vre vnd Vnderwalden the last ones</text:p>
      <text:p text:style-name="Standard">won because of the Troufenden FlÜ in business, as before that</text:p>
      <text:p text:style-name="Standard">vmb stat, you came a word from Gitzschart, which he</text:p>
      <text:p text:style-name="Standard">saved: if the lenders were on the letzi, he wanted it with the</text:p>
      <text:p text:style-name="Standard">whales hept han and wolti the lenders harmed han, the sy nit</text:p>
      <text:p text:style-name="Standard">with love should sin hein kon. That annoyed the lenders greatly</text:p>
      <text:p text:style-name="Standard">and for them and fired the old Amman Heintzlin and Heinrich</text:p>
      <text:p text:style-name="Standard">Zelger in Bern and asked those who were trying to get by with</text:p>
      <text:p text:style-name="Standard">Gytzschart if they were ir citizens, which he promised to red, or</text:p>
      <text:p text:style-name="Standard">they were staying in debt han, and the sy inn dar vmb</text:p>
      <text:p text:style-name="Standard">punished, he didn't want to promise himself that he had done it.</text:p>
      <text:p text:style-name="Standard">Accordingly the Lord wooed the Confederates,</text:p>
      <text:p text:style-name="Standard">The following happened with regard to Gischart von Raron.</text:p>
      <text:p text:style-name="Standard">The people of Bern answered that he was a citizen</text:p>
      <text:p text:style-name="Standard">the nü lord is, in lx* iar, that he has become as vil as a</text:p>
      <text:p text:style-name="Standard">collaborator to eternal zyten and are there vmm öuch letter</text:p>
      <text:p text:style-name="Standard">made, which the lord has a and the oaths to the others, who</text:p>
      <text:p text:style-name="Standard">there knowing how each part with keep the other sol. The</text:p>
      <text:p text:style-name="Standard">imm nachgieng were good etc.</text:p>
      <text:p text:style-name="Standard">When the two countries had conquered the Letzi by sight of the</text:p>
      <text:p text:style-name="Standard">Traufenden Fluh, as stated above, they learned that Gischart</text:p>
      <text:p text:style-name="Standard">had said that he had defended the Letzi with his Italians</text:p>
      <text:p text:style-name="Standard">and caused the two countries such a loss that they could no</text:p>
      <text:p text:style-name="Standard">longer would have liked to go home. This annoyed the states</text:p>
      <text:p text:style-name="Standard">very much and they sent the old mayor Heintzli and</text:p>
      <text:p text:style-name="Standard">Heinrich Zelger to Bern. Since Gitschart is a citizen of Bern,</text:p>
      <text:p text:style-name="Standard">the city should get him to take that back.</text:p>
      <text:p text:style-name="Standard">75</text:p>
      <text:p text:style-name="Standard">Machine Translated by Google</text:p>
      <text:p text:style-name="Standard">76</text:p>
      <text:p text:style-name="Standard">of Bern appeared. He didn't say anything good about</text:p>
      <text:p text:style-name="Standard">Gischart, and he wouldn't have kept what he had</text:p>
      <text:p text:style-name="Standard">promised them. A little later, Git marched up and</text:p>
      <text:p text:style-name="Standard">helped the Count of Savoy conquer Ashenvale ,</text:p>
      <text:p text:style-name="Standard">as is written above. Herr von Chevron was their</text:p>
      <text:p text:style-name="Standard">captain and Gischart escorted them from dawn to</text:p>
      <text:p text:style-name="Standard">Simpeln . When the states had retaken the Eschental</text:p>
      <text:p text:style-name="Standard">and the Welschen moved back down the Valais ,</text:p>
      <text:p text:style-name="Standard">their arms were taken away because the Valais got</text:p>
      <text:p text:style-name="Standard">into a fight with Gischart . A war broke out and</text:p>
      <text:p text:style-name="Standard">Gischart became a citizen of Bern. But the Valais were</text:p>
      <text:p text:style-name="Standard"><text:soft-page-break/>country people of the three forest places. The war</text:p>
      <text:p text:style-name="Standard">spread , whereupon the Bernese asked the two</text:p>
      <text:p text:style-name="Standard">countries for help because of Gischart against the</text:p>
      <text:p text:style-name="Standard">Valais . The states replied that they were not obliged to</text:p>
      <text:p text:style-name="Standard">help against the Valais because of a single man ,</text:p>
      <text:p text:style-name="Standard">especially since Bern had once told their messengers</text:p>
      <text:p text:style-name="Standard">that Gitschart had also broken his promises to them,</text:p>
      <text:p text:style-name="Standard">was not their citizen and they did not have to admonish.</text:p>
      <text:p text:style-name="Standard">The Bernese, however, insisted on their opinion. The</text:p>
      <text:p text:style-name="Standard">states said no and wanted the discharge according</text:p>
      <text:p text:style-name="Standard">to the wording of the federal letter in Kienholz, whether</text:p>
      <text:p text:style-name="Standard">they were obliged to help them against their</text:p>
      <text:p text:style-name="Standard">countrymen because of Gischart, especially after</text:p>
      <text:p text:style-name="Standard">they had said that he had broken his obligations and</text:p>
      <text:p text:style-name="Standard">was not their citizen. The Bernese left the matter</text:p>
      <text:p text:style-name="Standard">undecided and never came back to it. The</text:p>
      <text:p text:style-name="Standard">argument is over and settled.</text:p>
      <text:p text:style-name="Standard">Guggler from Bern, he didn't really promise that .</text:p>
      <text:p text:style-name="Standard">He should n't have intended to do it , and save or</text:p>
      <text:p text:style-name="Standard">benefit from forever, and he hadn't kept the promise</text:p>
      <text:p text:style-name="Standard">he had made to keep inside . That was now so and</text:p>
      <text:p text:style-name="Standard">for Gitzschart to and helped the count of SafOy</text:p>
      <text:p text:style-name="Standard">Oschental in nemen as there before stat and what</text:p>
      <text:p text:style-name="Standard">the von Zyfrun ir houtman and accompanied sy von der</text:p>
      <text:p text:style-name="Standard">Mors hin vntz gan Sumpellen. V nd you the long</text:p>
      <text:p text:style-name="Standard">Oschental again inge name and the whales dur Wallas</text:p>
      <text:p text:style-name="Standard">nider against he moved, we were taken inside, that</text:p>
      <text:p text:style-name="Standard">the Walser you wilrd push with Gitzschart. And came</text:p>
      <text:p text:style-name="Standard">to war and became Gitzschart Burger ze Bern. But</text:p>
      <text:p text:style-name="Standard">now the Walser burger and landlfa were the dryer</text:p>
      <text:p text:style-name="Standard">Waltstetten. It was so strange that the war got so</text:p>
      <text:p text:style-name="Standard">big that the Bernese lost the two lenders over Wallas</text:p>
      <text:p text:style-name="Standard">von Gitzschartz . You answered that you did n't think</text:p>
      <text:p text:style-name="Standard">you were obligated to help inside about ir lantlfa ze</text:p>
      <text:p text:style-name="Standard">Wallas for one's own sake , you said your bots had</text:p>
      <text:p text:style-name="Standard">formerly answered, Gitzschart were cracked on the</text:p>
      <text:p text:style-name="Standard">inside and weren't ir burgers and they had them not ze</text:p>
      <text:p text:style-name="Standard">manen. This was due to the fact that the people from</text:p>
      <text:p text:style-name="Standard">Bern thought that the lenders should go to gan. The</text:p>
      <text:p text:style-name="Standard">lenders said no and asked the inside right to the</text:p>
      <text:p text:style-name="Standard">blind people , tell Kienholtz whether it was right , that</text:p>
      <text:p text:style-name="Standard">you inside should help about your lantlfa from</text:p>
      <text:p text:style-name="Standard">Gitzschartz because you had saved yourself, he was</text:p>
      <text:p text:style-name="Standard">brittle on the inside and you weren’t there either</text:p>
      <text:p text:style-name="Standard">citizens. You who were answered by Bern , you let it</text:p>
      <text:p text:style-name="Standard">be done and you thought it wasn't me and then it was lined up and the courts -martial were faced with it.</text:p>
      <text:p text:style-name="Standard">77</text:p>
      <text:p text:style-name="Standard">Machine Translated by Google</text:p>
      <text:p text:style-name="Standard"><text:soft-page-break/>6. Altzellen is a scattered settlement above Wolfenschiessen on the right</text:p>
      <text:p text:style-name="Standard">78</text:p>
      <text:p text:style-name="Standard">7. Werner Stauffacher is in the decisive years of the liberation</text:p>
      <text:p text:style-name="Standard">10. Walter Fürst was near Landam at the time of the liberation of the Waldstätte</text:p>
      <text:p text:style-name="Standard">riverbank; now a national memorial.</text:p>
      <text:p text:style-name="Standard">4. The bailiffs Gessler and Landenberg cannot be determined in more detail.</text:p>
      <text:p text:style-name="Standard">Forest site Landammann of Schwyz.</text:p>
      <text:p text:style-name="Standard">3. King Rudolf's family, the House of Habsburg, did not die out.</text:p>
      <text:p text:style-name="Standard">12. Pinning a hat on a pole is an old dominion</text:p>
      <text:p text:style-name="Standard">The chronicle printed by Petermann Etterlin in 1507 calls Gessler Grissler, giving</text:p>
      <text:p text:style-name="Standard">rise to the view that he might have been a Griessenberger. But even in this</text:p>
      <text:p text:style-name="Standard">family there is no person who would correspond to the Vogt for Uri and Schwyz.</text:p>
      <text:p text:style-name="Standard">The error goes back to the fact that after the three Habsburg kings, Rudolf</text:p>
      <text:p text:style-name="Standard">Albrecht and Friedrich the Handsome, the family relocated entirely to Austria.</text:p>
      <text:p text:style-name="Standard">Without a doubt, Konrad Justinger also provided the impetus for claiming a</text:p>
      <text:p text:style-name="Standard">change of family. Based on a document found during the conquest of Aargau,</text:p>
      <text:p text:style-name="Standard">he assumed that the Habsburgs had sold their rights to Austria. See Bruno Meyer,</text:p>
      <text:p text:style-name="Standard">Weisses Buch und Wilhelm Tell, 3rd edition, Weinfelden 1984.</text:p>
      <text:p text:style-name="Standard">1. The sentences about the origin of the population of the three forest sites have</text:p>
      <text:p text:style-name="Standard">only one goal, namely to prove that they were free of the Reich from the</text:p>
      <text:p text:style-name="Standard">beginning. The author of the precursor to the White Book thus defended himself</text:p>
      <text:p text:style-name="Standard">against the chronicle by Konrad Justinger, which he was familiar with, according to</text:p>
      <text:p text:style-name="Standard">which the Habsburgs had old rights to Schwyz and Unterwalden and had</text:p>
      <text:p text:style-name="Standard">sold them to Austria. See Bruno Meyer, Weisses Buch und Wilhelm Tell, 3rd</text:p>
      <text:p text:style-name="Standard">edition, Weinfelden 1984. On the legends of origin, compare Albert Bruckner,</text:p>
      <text:p text:style-name="Standard">Das Herkommen der Schwyzer und Oberhasler, in Quellenwerk zur Ursprung der</text:p>
      <text:p text:style-name="Standard">Schweizerische Eidgenossenschaft III/2/2, Aarau 1961 .</text:p>
      <text:p text:style-name="Standard">symbol, which was revived during the French Revolution with the erection of the</text:p>
      <text:p text:style-name="Standard">hat of liberty.</text:p>
      <text:p text:style-name="Standard">man Werner von Attinghausen the second most important man in the political life</text:p>
      <text:p text:style-name="Standard">of Uri. The representative of the Zerfrauen family at this time is not known. In the</text:p>
      <text:p text:style-name="Standard">second half of the 14th century, however, she provided two Landamsen.</text:p>
      <text:p text:style-name="Standard">13. Tello or Tallo is in the 8th/9th century as a personal name and</text:p>
      <text:p text:style-name="Standard">8. The building of a beautiful stone house was then, since even in the</text:p>
      <text:p text:style-name="Standard">5. Melchi is north of Flüeli above the Melchaa Gorge. Peterman</text:p>
      <text:p text:style-name="Standard">cities stone houses were a privilege of the nobility and the burghers lived in a</text:p>
      <text:p text:style-name="Standard">wooden house on a stone floor, unusual. In 1941, WH Ruoff discovered the</text:p>
      <text:p text:style-name="Standard">remains of a residential tower from the 12th/13th century in the corner of the</text:p>
      <text:p text:style-name="Standard">Gasthof zur Krone in Steinen. Century, which was then researched in more detail</text:p>
      <text:p text:style-name="Standard">by Josef Kessler in 1959 . If this tower was Stauffacher's house then, Gessler</text:p>
      <text:p text:style-name="Standard">was right to linger over it.</text:p>
      <text:p text:style-name="Standard">9. On the proverb "Women give cold advice" compare Eduard Kolb,</text:p>
      <text:p text:style-name="Standard">must have been common in place names. However , since the name also</text:p>
      <text:p text:style-name="Standard">referred to a simple-minded person at the time the forest site was liberated (answer</text:p>
      <text:p text:style-name="Standard">Tell!), the name had already completely disappeared from the Central Plateau</text:p>
      <text:p text:style-name="Standard">at that time and later also from the Alpine region.</text:p>
      <text:p text:style-name="Standard">slope of the Engelberg valley.</text:p>
      <text:p text:style-name="Standard">2. This representation, according to which King Rudolf von Habsburg saw the three forest</text:p>
      <text:p text:style-name="Standard">11. The Rütli is a lonely forest meadow below Seelisberg on Lake Uri</text:p>
      <text:p text:style-name="Standard"><text:soft-page-break/>Instead, Etterlin mentions Melchtal, but Melchi is not in this valley but in front of it.</text:p>
      <text:p text:style-name="Standard">The first name Arnold can be detected for the first time in the Urner Tellenspiel.</text:p>
      <text:p text:style-name="Standard">site that they became imperial bailiwicks under him is of course completely</text:p>
      <text:p text:style-name="Standard">unhistorical and a consequence of the thesis of the original complete</text:p>
      <text:p text:style-name="Standard">freedom.</text:p>
      <text:p text:style-name="Standard">Alemannic-North Germanic vocabulary, Contributions to Swiss-German dialect</text:p>
      <text:p text:style-name="Standard">research VI, Frauenfeld 1957, p. 21 f.</text:p>
      <text:p text:style-name="Standard">79</text:p>
      <text:p text:style-name="Standard">'</text:p>
      <text:p text:style-name="Standard">'</text:p>
      <text:p text:style-name="Standard">Explanations to the text</text:p>
      <text:p text:style-name="Standard">Machine Translated by Google</text:p>
      <text:p text:style-name="Standard">21. Stans probably means the Loppburg near Stansstad.</text:p>
      <text:p text:style-name="Standard">29. Compare the map to Adolf Gasser, The territorial development of the</text:p>
      <text:p text:style-name="Standard">81</text:p>
      <text:p text:style-name="Standard">25. After the formation of the Confederation, Beckenried, which is conveniently located</text:p>
      <text:p text:style-name="Standard">for all Waldstätte, was the meeting place for discussions on their own affairs.</text:p>
      <text:p text:style-name="Standard">Exchange all rights that belonged to the Lucerne court . Cf. Sources on the formation</text:p>
      <text:p text:style-name="Standard">of the Swiss Confederation, Documents 1 No. 1662,</text:p>
      <text:p text:style-name="Standard">Switzerland. Burgenvereins 10 (1978), pp. 173-183.</text:p>
      <text:p text:style-name="Standard">28. Reference to the Zurich League of May 1 , 1351, which is in the third place in the new</text:p>
      <text:p text:style-name="Standard">version of 1454 in the document section.</text:p>
      <text:p text:style-name="Standard">24. This reference applies to the three-country alliance of 1315, which comes first in</text:p>
      <text:p text:style-name="Standard">the document section of the White Book. The Federal Charter of 1291 is not</text:p>
      <text:p text:style-name="Standard">included because it was superseded by the Federal Charter of 1315 and was</text:p>
      <text:p text:style-name="Standard">suspended . As a chancellery handbook, the White Book always only contains</text:p>
      <text:p text:style-name="Standard">the legally valid texts, for example not the federal letters from the 14th century but</text:p>
      <text:p text:style-name="Standard">the new copies from the 15th century (cf. footnotes 27, 28, 30, 32 and 40).</text:p>
      <text:p text:style-name="Standard">1663 and 1666.</text:p>
      <text:p text:style-name="Standard">19. About the Schwanau in the Lauerzersee, see Hugo Schneider, Die Ausgra</text:p>
      <text:p text:style-name="Standard">Exercises on the island of Schwanau, Swiss news. Burgenvereins 5 (1960), pp. 18-21.</text:p>
      <text:p text:style-name="Standard">15. Di~ Tellen~l~tte was once a flat rock bank on the shore of Lake Uri</text:p>
      <text:p text:style-name="Standard">20. About which towers in Schwyz are meant here is si h d" c ie ·</text:p>
      <text:p text:style-name="Standard">30. The Zugerbund of June 27 , 1352 is entered in its new version from 1454 in fourth</text:p>
      <text:p text:style-name="Standard">place in the document section of the White Book.</text:p>
      <text:p text:style-name="Standard">31. From 1410 , the people of Zug could appoint and appoint the mayor themselves.</text:p>
      <text:p text:style-name="Standard">27. The union of the three forest sites with Lucerne of November 7 , 1332 is in</text:p>
      <text:p text:style-name="Standard">The fact that reference is made here to an event from the beginning of the</text:p>
      <text:p text:style-name="Standard">15th century is, in addition to the reference to the fact that Zurich at the Bun</text:p>
      <text:p text:style-name="Standard">22. E~~. Accounts of the conquest of the castle on the Rotzberg are first reported in</text:p>
      <text:p text:style-name="Standard">Agrdms Tschudi, Chrorucon Helveticum.</text:p>
      <text:p text:style-name="Standard">between Sisikon and Flüelen. A chapel commemorating Tell is mentioned as early as</text:p>
      <text:p text:style-name="Standard">the beginning of the 16th century. It got its current shape and painting in 1883.</text:p>
      <text:p text:style-name="Standard">Swiss Confederation, Aarau 1932.</text:p>
      <text:p text:style-name="Standard">16. The hollow alley is the old connecting route from Küssnacht to Immensee. The chapel</text:p>
      <text:p text:style-name="Standard">in memory of Tell is already mentioned in the 16th century. Immediately before</text:p>
      <text:p text:style-name="Standard">the Second World War, a bypass road was built and the lane restored to its former</text:p>
      <text:p text:style-name="Standard">condition.</text:p>
      <text:p text:style-name="Standard">in second place in his new edition of 1454 in the Weisses Buch</text:p>
      <text:p text:style-name="Standard"><text:soft-page-break/>23. The action in Same must have taken place shortly after the first castle breaches, so</text:p>
      <text:p text:style-name="Standard">that the Vogt and his companions already knew what the noise meant.</text:p>
      <text:p text:style-name="Standard">17. The Trenchi lies at the level between Obwalden and Nidwalden south of the</text:p>
      <text:p text:style-name="Standard">Stanserhorn . The name has been preserved in the form of the Treichialpen.</text:p>
      <text:p text:style-name="Standard">carry.</text:p>
      <text:p text:style-name="Standard">research not clear.</text:p>
      <text:p text:style-name="Standard">14. About the different shots of an apple, a nut or a</text:p>
      <text:p text:style-name="Standard">In Trenchi, the consultations on the procedure in Obwalden and Nidwalden were</text:p>
      <text:p text:style-name="Standard">certainly held, but not on that in Uri and Schwyz.</text:p>
      <text:p text:style-name="Standard">18. About ~wing Uri see Werner Meyer, Zwing Uri, Nachrichten des</text:p>
      <text:p text:style-name="Standard">Coin from the head of a boy see Bruno Meyer Weisses book and Wilhelm Tell, 3rd</text:p>
      <text:p text:style-name="Standard">edition, Weinfelden 1984.</text:p>
      <text:p text:style-name="Standard">26. King Rudolf of Habsburg acquired on April 16, 1291 by purchase and</text:p>
      <text:p text:style-name="Standard">'</text:p>
      <text:p text:style-name="Standard">·</text:p>
      <text:p text:style-name="Standard">'</text:p>
      <text:p text:style-name="Standard">80</text:p>
      <text:p text:style-name="Standard">Machine Translated by Google</text:p>
      <text:p text:style-name="Standard">83</text:p>
      <text:p text:style-name="Standard">82</text:p>
      <text:p text:style-name="Standard">instead of.</text:p>
      <text:p text:style-name="Standard">41. On the trains to the Eschental and the Leventina to Bellinzona see Handbook of Swiss</text:p>
      <text:p text:style-name="Standard">History I (1972), pp. 288-292; Karl Tanner, The Battle for Eschental and the Betrayal</text:p>
      <text:p text:style-name="Standard">of Domodossola, Zurich 1917; Karl Meyer, Ennetbirgische policy and campaigns in</text:p>
      <text:p text:style-name="Standard">Central Switzerland up to the victory of Giornico, Swiss War History I Issue 3 (1915),</text:p>
      <text:p text:style-name="Standard">p. 35 ff.; Johannes Dierauer, History of Switzerland. Confederation 13, p. 495 ff. and</text:p>
      <text:p text:style-name="Standard">II3 p. 19 ff.</text:p>
      <text:p text:style-name="Standard">Book entered in 6th place. The double reference to the "Chronicle" concerns Konrad</text:p>
      <text:p text:style-name="Standard">Justinger's city chronicle. The predecessor of Hans Schriber and author of the</text:p>
      <text:p text:style-name="Standard">narrative part of the White Book not only knew the description of the liberation of</text:p>
      <text:p text:style-name="Standard">Justinger's forest site, but also his description of the Battle of Laupen.</text:p>
      <text:p text:style-name="Standard">38. Battle of Vogelinsegg on May 15 , 1403.</text:p>
      <text:p text:style-name="Standard">Compare Bruno Meyer, Weisses Buch und Wilhelm Tell, 3rd edition, Weinfelden 1984.</text:p>
      <text:p text:style-name="Standard">32. Since the Glarnerbund was not renewed in 1454, like the Luzerner, Zürcher and</text:p>
      <text:p text:style-name="Standard">Zugerbund, but only in 1473, the document part of the Weisses Buch contains the</text:p>
      <text:p text:style-name="Standard">old Bund from June 4 , 1352 in 5th place and the new version 22nd digit. The naming</text:p>
      <text:p text:style-name="Standard">of Count Palatine Otto is based on an error.</text:p>
      <text:p text:style-name="Standard">33. This is a reference to Bern's promise of August 8 , 1323, to conclude an alliance with</text:p>
      <text:p text:style-name="Standard">the three forest towns following a reminder. This document is included as No. 63</text:p>
      <text:p text:style-name="Standard">in the document section of the White Book.</text:p>
      <text:p text:style-name="Standard">35. About the Werni trade , see HG Wirz, sources on the formation of the Swiss</text:p>
      <text:p text:style-name="Standard">Confederation III/1, Das Weisse Buch von Samen, note on text pages 29 and 31.</text:p>
      <text:p text:style-name="Standard">36. Obergrund, then outside, today within the city of Lucerne.</text:p>
      <text:p text:style-name="Standard">Compare Bruno Meyer, The Formation of the Swiss Confederation in the 14th Century.</text:p>
      <text:p text:style-name="Standard">Century, Zurich 1972, p. 122 ff.</text:p>
      <text:p text:style-name="Standard">37. For a description of the liberation of the Appenzell people and the military campaigns</text:p>
      <text:p text:style-name="Standard">that followed, see Appenzell History 1 (1964), pp. 121-194 (W. Schläpfer); Handbook</text:p>
      <text:p text:style-name="Standard">of Swiss History 1 (1972), pp. 271-277;</text:p>
      <text:p text:style-name="Standard">39. Battle of the Stoss on June 17, 1405.</text:p>
      <text:p text:style-name="Standard"><text:soft-page-break/>that did not yet own much area around the city, confirming that the text of the story</text:p>
      <text:p text:style-name="Standard">dates from around 1420 .</text:p>
      <text:p text:style-name="Standard">42. The Battle of Arbedo did not take place on June 9 but on June 30, 1422</text:p>
      <text:p text:style-name="Standard">Johannes Dierauer, History of the Swiss Confederation 1 (1919), p. 464 ff.</text:p>
      <text:p text:style-name="Standard">40. The castle and land law that Zurich, Lucerne, Uri, Schwyz, Unterwalden, Zug and Glarus</text:p>
      <text:p text:style-name="Standard">concluded with Appenzell on November 24 , 1411 is no longer in the document part of</text:p>
      <text:p text:style-name="Standard">the White Book, but was undoubtedly included in its predecessor. The Appenzell League</text:p>
      <text:p text:style-name="Standard">of November 15, 1452 is registered in its place after the Bernese League in 8th place .</text:p>
      <text:p text:style-name="Standard">34. The Bernese Confederation of March 6 , 1353 is in the document part of the white</text:p>
      <text:p text:style-name="Standard">,</text:p>
      <text:p text:style-name="Standard">3</text:p>
      <text:p text:style-name="Standard">Machine Translated by Goog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01T17:43:10.04</meta:creation-date>
    <meta:document-statistic meta:table-count="0" meta:image-count="0" meta:object-count="0" meta:page-count="32" meta:paragraph-count="1530" meta:word-count="14596" meta:character-count="76139"/>
    <dc:date>2023-04-01T17:44:39.49</dc:date>
    <meta:editing-duration>PT1M30S</meta:editing-duration>
    <meta:editing-cycles>1</meta:editing-cycles>
    <meta:generator>OpenOffice/4.1.8$Win32 OpenOffice.org_project/418m3$Build-9803</meta:generator>
  </office:meta>
</office:document-meta>
</file>